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69500005A6E00003251BBE1F00D3DD677EC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51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63.5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219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OX1_5f_NEW">
      <style:table-properties table:display="true" style:writing-mode="lr-tb"/>
    </style:style>
    <style:style style:name="ta2" style:family="table" style:master-page-name="PageStyle_5f_BOX2_5f_NEW">
      <style:table-properties table:display="true" style:writing-mode="lr-tb"/>
    </style:style>
    <style:style style:name="ta3" style:family="table" style:master-page-name="PageStyle_5f_BOX3_5f_NEW">
      <style:table-properties table:display="true" style:writing-mode="lr-tb"/>
    </style:style>
    <style:style style:name="ta4" style:family="table" style:master-page-name="PageStyle_5f_BOX4_5f_NEW">
      <style:table-properties table:display="true" style:writing-mode="lr-tb"/>
    </style:style>
    <style:style style:name="ta5" style:family="table" style:master-page-name="PageStyle_5f_BOX5_5f_NEW">
      <style:table-properties table:display="true" style:writing-mode="lr-tb"/>
    </style:style>
    <style:style style:name="ta6" style:family="table" style:master-page-name="PageStyle_5f_BOX6_5f_NEW">
      <style:table-properties table:display="true" style:writing-mode="lr-tb"/>
    </style:style>
    <style:style style:name="ta7" style:family="table" style:master-page-name="PageStyle_5f_BOX7_5f_NEW">
      <style:table-properties table:display="true" style:writing-mode="lr-tb"/>
    </style:style>
    <style:style style:name="ta8" style:family="table" style:master-page-name="PageStyle_5f_Box_20_layout">
      <style:table-properties table:display="true" style:writing-mode="lr-tb"/>
    </style:style>
    <style:style style:name="ce1" style:family="table-cell" style:parent-style-name="Default">
      <style:table-cell-properties fo:background-color="#9dc3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9dc3e6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fo:background-color="#d6dce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9dc3e6" fo:background-color="#5b9bd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de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26">
      <style:table-cell-properties fo:border-bottom="0.74pt solid #9dc3e6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6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9dc3e6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99pt" svg:stroke-color="#43729d" draw:stroke-linejoin="miter" draw:fill="solid" draw:fill-color="#ffffff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X1_N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7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Box nr or name: </text:p>
          </table:table-cell>
          <table:table-cell table:style-name="ce6" office:value-type="string" calcext:value-type="string">
            <text:p>BOX1_NEW</text:p>
          </table:table-cell>
          <table:table-cell table:style-name="ce13" office:value-type="string" calcext:value-type="string">
            <text:p>TEMPLATE FOR NORMAL SAMPLES &gt; 300 µg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6" office:value-type="string" calcext:value-type="string">
            <text:p>17/10/201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ype of sample:</text:p>
          </table:table-cell>
          <table:table-cell table:style-name="ce6" office:value-type="string" calcext:value-type="string">
            <text:p>SO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ox pos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Measured Weigth (mg)</text:p>
          </table:table-cell>
          <table:table-cell table:style-name="ce14" office:value-type="string" calcext:value-type="string">
            <text:p>Target Weigth (m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32" calcext:value-type="float">
            <text:p>0.33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9" office:value-type="string" calcext:value-type="string">
            <text:p>GEL A</text:p>
          </table:table-cell>
          <table:table-cell table:style-name="ce16" office:value-type="float" office:value="0.712" calcext:value-type="float">
            <text:p>0.712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07" calcext:value-type="float">
            <text:p>0.30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9" office:value-type="string" calcext:value-type="string">
            <text:p>H_1998_1</text:p>
          </table:table-cell>
          <table:table-cell table:style-name="ce16" office:value-type="float" office:value="0.538" calcext:value-type="float">
            <text:p>0.53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8" office:value-type="string" calcext:value-type="string">
            <text:p>H_1998_3</text:p>
          </table:table-cell>
          <table:table-cell table:style-name="ce15" office:value-type="float" office:value="0.555" calcext:value-type="float">
            <text:p>0.55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9" office:value-type="string" calcext:value-type="string">
            <text:p>H_1998_5</text:p>
          </table:table-cell>
          <table:table-cell table:style-name="ce16" office:value-type="float" office:value="0.63" calcext:value-type="float">
            <text:p>0.63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8" office:value-type="string" calcext:value-type="string">
            <text:p>H_1998_8</text:p>
          </table:table-cell>
          <table:table-cell table:style-name="ce15" office:value-type="float" office:value="0.685" calcext:value-type="float">
            <text:p>0.68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9" office:value-type="string" calcext:value-type="string">
            <text:p>H_1998_10</text:p>
          </table:table-cell>
          <table:table-cell table:style-name="ce16" office:value-type="float" office:value="0.639" calcext:value-type="float">
            <text:p>0.63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8" office:value-type="string" calcext:value-type="string">
            <text:p>H_2001_29</text:p>
          </table:table-cell>
          <table:table-cell table:style-name="ce15" office:value-type="float" office:value="0.896" calcext:value-type="float">
            <text:p>0.89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9" office:value-type="string" calcext:value-type="string">
            <text:p>H_2001_30</text:p>
          </table:table-cell>
          <table:table-cell table:style-name="ce16" office:value-type="float" office:value="0.629" calcext:value-type="float">
            <text:p>0.62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8" office:value-type="string" calcext:value-type="string">
            <text:p>H_2001_31</text:p>
          </table:table-cell>
          <table:table-cell table:style-name="ce15" office:value-type="float" office:value="0.614" calcext:value-type="float">
            <text:p>0.61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9" office:value-type="string" calcext:value-type="string">
            <text:p>H_2005_63</text:p>
          </table:table-cell>
          <table:table-cell table:style-name="ce16" office:value-type="float" office:value="0.559" calcext:value-type="float">
            <text:p>0.55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291" calcext:value-type="float">
            <text:p>0.291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style-name="ce9" office:value-type="string" calcext:value-type="string">
            <text:p>GEL A</text:p>
          </table:table-cell>
          <table:table-cell table:style-name="ce16" office:value-type="float" office:value="0.124" calcext:value-type="float">
            <text:p>0.124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8" office:value-type="string" calcext:value-type="string">
            <text:p>H_2005_65</text:p>
          </table:table-cell>
          <table:table-cell table:style-name="ce15" office:value-type="float" office:value="0.644" calcext:value-type="float">
            <text:p>0.64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4</text:p>
          </table:table-cell>
          <table:table-cell table:style-name="ce9" office:value-type="string" calcext:value-type="string">
            <text:p>H_2005_66</text:p>
          </table:table-cell>
          <table:table-cell table:style-name="ce16" office:value-type="float" office:value="0.813" calcext:value-type="float">
            <text:p>0.81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8" office:value-type="string" calcext:value-type="string">
            <text:p>H_1998_2</text:p>
          </table:table-cell>
          <table:table-cell table:style-name="ce15" office:value-type="float" office:value="0.636" calcext:value-type="float">
            <text:p>0.63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6</text:p>
          </table:table-cell>
          <table:table-cell table:style-name="ce9" office:value-type="string" calcext:value-type="string">
            <text:p>H_1998_4</text:p>
          </table:table-cell>
          <table:table-cell table:style-name="ce16" office:value-type="float" office:value="0.619" calcext:value-type="float">
            <text:p>0.61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8" office:value-type="string" calcext:value-type="string">
            <text:p>H_1998_6</text:p>
          </table:table-cell>
          <table:table-cell table:style-name="ce15" office:value-type="float" office:value="0.564" calcext:value-type="float">
            <text:p>0.56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10" office:value-type="string" calcext:value-type="string">
            <text:p>H_1998_7</text:p>
          </table:table-cell>
          <table:table-cell table:style-name="ce16" office:value-type="float" office:value="0.697" calcext:value-type="float">
            <text:p>0.69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11" office:value-type="string" calcext:value-type="string">
            <text:p>H_2001_32</text:p>
          </table:table-cell>
          <table:table-cell table:style-name="ce15" office:value-type="float" office:value="0.643" calcext:value-type="float">
            <text:p>0.64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10" office:value-type="string" calcext:value-type="string">
            <text:p>H_2005_64</text:p>
          </table:table-cell>
          <table:table-cell table:style-name="ce16" office:value-type="float" office:value="0.661" calcext:value-type="float">
            <text:p>0.66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11" office:value-type="string" calcext:value-type="string">
            <text:p>H_2005_67</text:p>
          </table:table-cell>
          <table:table-cell table:style-name="ce15" office:value-type="float" office:value="0.662" calcext:value-type="float">
            <text:p>0.66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2</text:p>
          </table:table-cell>
          <table:table-cell table:style-name="ce9" office:value-type="string" calcext:value-type="string">
            <text:p>H_2005_68</text:p>
          </table:table-cell>
          <table:table-cell table:style-name="ce16" office:value-type="float" office:value="0.645" calcext:value-type="float">
            <text:p>0.64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04" calcext:value-type="float">
            <text:p>0.304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9" office:value-type="string" calcext:value-type="string">
            <text:p>GEL A</text:p>
          </table:table-cell>
          <table:table-cell table:style-name="ce16" office:value-type="float" office:value="0.511" calcext:value-type="float">
            <text:p>0.511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62" calcext:value-type="float">
            <text:p>0.36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9" office:value-type="string" calcext:value-type="string">
            <text:p>H_2005_69</text:p>
          </table:table-cell>
          <table:table-cell table:style-name="ce16" office:value-type="float" office:value="0.774" calcext:value-type="float">
            <text:p>0.77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8" office:value-type="string" calcext:value-type="string">
            <text:p>H_2005_70</text:p>
          </table:table-cell>
          <table:table-cell table:style-name="ce15" office:value-type="float" office:value="0.674" calcext:value-type="float">
            <text:p>0.67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9" office:value-type="string" calcext:value-type="string">
            <text:p>H_2005_71</text:p>
          </table:table-cell>
          <table:table-cell table:style-name="ce16" office:value-type="float" office:value="0.6" calcext:value-type="float">
            <text:p>0.60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8" office:value-type="string" calcext:value-type="string">
            <text:p>H_2005_72</text:p>
          </table:table-cell>
          <table:table-cell table:style-name="ce15" office:value-type="float" office:value="0.607" calcext:value-type="float">
            <text:p>0.60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9" office:value-type="string" calcext:value-type="string">
            <text:p>H_1998_9</text:p>
          </table:table-cell>
          <table:table-cell table:style-name="ce16" office:value-type="float" office:value="0.634" calcext:value-type="float">
            <text:p>0.63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8" office:value-type="string" calcext:value-type="string">
            <text:p>H_1999_11</text:p>
          </table:table-cell>
          <table:table-cell table:style-name="ce15" office:value-type="float" office:value="0.626" calcext:value-type="float">
            <text:p>0.62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9" office:value-type="string" calcext:value-type="string">
            <text:p>H_1999_12</text:p>
          </table:table-cell>
          <table:table-cell table:style-name="ce16" office:value-type="float" office:value="0.451" calcext:value-type="float">
            <text:p>0.45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8" office:value-type="string" calcext:value-type="string">
            <text:p>H_1999_13</text:p>
          </table:table-cell>
          <table:table-cell table:style-name="ce15" office:value-type="float" office:value="0.501" calcext:value-type="float">
            <text:p>0.50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9" office:value-type="string" calcext:value-type="string">
            <text:p>H_1999_14</text:p>
          </table:table-cell>
          <table:table-cell table:style-name="ce16" office:value-type="float" office:value="0.513" calcext:value-type="float">
            <text:p>0.51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31" calcext:value-type="float">
            <text:p>0.331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9" office:value-type="string" calcext:value-type="string">
            <text:p>GEL A</text:p>
          </table:table-cell>
          <table:table-cell table:style-name="ce16" office:value-type="float" office:value="0.205" calcext:value-type="float">
            <text:p>0.205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11" office:value-type="string" calcext:value-type="string">
            <text:p>H_1999_20</text:p>
          </table:table-cell>
          <table:table-cell table:style-name="ce15" office:value-type="float" office:value="0.625" calcext:value-type="float">
            <text:p>0.62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10" office:value-type="string" calcext:value-type="string">
            <text:p>H_2000_23</text:p>
          </table:table-cell>
          <table:table-cell table:style-name="ce16" office:value-type="float" office:value="0.584" calcext:value-type="float">
            <text:p>0.58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11" office:value-type="string" calcext:value-type="string">
            <text:p>H_2000_24</text:p>
          </table:table-cell>
          <table:table-cell table:style-name="ce15" office:value-type="float" office:value="0.619" calcext:value-type="float">
            <text:p>0.61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10" office:value-type="string" calcext:value-type="string">
            <text:p>H_2000_25</text:p>
          </table:table-cell>
          <table:table-cell table:style-name="ce16" office:value-type="float" office:value="0.564" calcext:value-type="float">
            <text:p>0.56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11" office:value-type="string" calcext:value-type="string">
            <text:p>H_2000_28</text:p>
          </table:table-cell>
          <table:table-cell table:style-name="ce15" office:value-type="float" office:value="0.554" calcext:value-type="float">
            <text:p>0.55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9" office:value-type="string" calcext:value-type="string">
            <text:p>H_2002_33</text:p>
          </table:table-cell>
          <table:table-cell table:style-name="ce16" office:value-type="float" office:value="0.578" calcext:value-type="float">
            <text:p>0.57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11" office:value-type="string" calcext:value-type="string">
            <text:p>H_2002_34</text:p>
          </table:table-cell>
          <table:table-cell table:style-name="ce15" office:value-type="float" office:value="0.766" calcext:value-type="float">
            <text:p>0.76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10" office:value-type="string" calcext:value-type="string">
            <text:p>H_1999_18</text:p>
          </table:table-cell>
          <table:table-cell table:style-name="ce16" office:value-type="float" office:value="0.344" calcext:value-type="float">
            <text:p>0.34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11" office:value-type="string" calcext:value-type="string">
            <text:p>H_2000_21</text:p>
          </table:table-cell>
          <table:table-cell table:style-name="ce15" office:value-type="float" office:value="0.341" calcext:value-type="float">
            <text:p>0.34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10" office:value-type="string" calcext:value-type="string">
            <text:p>H_2000_22</text:p>
          </table:table-cell>
          <table:table-cell table:style-name="ce16" office:value-type="float" office:value="0.428" calcext:value-type="float">
            <text:p>0.42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292" calcext:value-type="float">
            <text:p>0.29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9" office:value-type="string" calcext:value-type="string">
            <text:p>GEL A</text:p>
          </table:table-cell>
          <table:table-cell table:style-name="ce16" office:value-type="float" office:value="0.732" calcext:value-type="float">
            <text:p>0.732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289" calcext:value-type="float">
            <text:p>0.28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4</text:p>
          </table:table-cell>
          <table:table-cell table:style-name="ce9" office:value-type="string" calcext:value-type="string">
            <text:p>H_2000_26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8" office:value-type="string" calcext:value-type="string">
            <text:p>H_2002_35</text:p>
          </table:table-cell>
          <table:table-cell table:style-name="ce15" office:value-type="float" office:value="0.233" calcext:value-type="float">
            <text:p>0.23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6</text:p>
          </table:table-cell>
          <table:table-cell table:style-name="ce9" office:value-type="string" calcext:value-type="string">
            <text:p>H_2002_36</text:p>
          </table:table-cell>
          <table:table-cell table:style-name="ce16" office:value-type="float" office:value="0.237" calcext:value-type="float">
            <text:p>0.237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8" office:value-type="string" calcext:value-type="string">
            <text:p>H_2002_37</text:p>
          </table:table-cell>
          <table:table-cell table:style-name="ce15" office:value-type="float" office:value="0.273" calcext:value-type="float">
            <text:p>0.273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8</text:p>
          </table:table-cell>
          <table:table-cell table:style-name="ce9" office:value-type="string" calcext:value-type="string">
            <text:p>H_2002_38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9</text:p>
          </table:table-cell>
          <table:table-cell table:style-name="ce8" office:value-type="string" calcext:value-type="string">
            <text:p>H_2002_39</text:p>
          </table:table-cell>
          <table:table-cell table:style-name="ce15" office:value-type="float" office:value="0.476" calcext:value-type="float">
            <text:p>0.476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10</text:p>
          </table:table-cell>
          <table:table-cell table:style-name="ce9" office:value-type="string" calcext:value-type="string">
            <text:p>H_2002_40</text:p>
          </table:table-cell>
          <table:table-cell table:style-name="ce16" office:value-type="float" office:value="0.36" calcext:value-type="float">
            <text:p>0.360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11</text:p>
          </table:table-cell>
          <table:table-cell table:style-name="ce8" office:value-type="string" calcext:value-type="string">
            <text:p>H_2002_41</text:p>
          </table:table-cell>
          <table:table-cell table:style-name="ce15" office:value-type="float" office:value="0.188" calcext:value-type="float">
            <text:p>0.18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12</text:p>
          </table:table-cell>
          <table:table-cell table:style-name="ce9" office:value-type="string" calcext:value-type="string">
            <text:p>H_2002_42</text:p>
          </table:table-cell>
          <table:table-cell table:style-name="ce16" office:value-type="float" office:value="0.491" calcext:value-type="float">
            <text:p>0.491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44" calcext:value-type="float">
            <text:p>0.344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GEL A</text:p>
          </table:table-cell>
          <table:table-cell table:number-columns-repeated="2"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8" office:value-type="string" calcext:value-type="string">
            <text:p>H_1999_15</text:p>
          </table:table-cell>
          <table:table-cell table:style-name="ce15" office:value-type="float" office:value="-0.284" calcext:value-type="float">
            <text:p>-0.28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H_1999_16</text:p>
          </table:table-cell>
          <table:table-cell table:style-name="ce16" office:value-type="float" office:value="1.075" calcext:value-type="float">
            <text:p>1.07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8" office:value-type="string" calcext:value-type="string">
            <text:p>H_1999_17</text:p>
          </table:table-cell>
          <table:table-cell table:style-name="ce15" office:value-type="float" office:value="0.386" calcext:value-type="float">
            <text:p>0.38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9" office:value-type="string" calcext:value-type="string">
            <text:p>H_2000_27</text:p>
          </table:table-cell>
          <table:table-cell table:style-name="ce16" office:value-type="float" office:value="0.708" calcext:value-type="float">
            <text:p>0.70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8" office:value-type="string" calcext:value-type="string">
            <text:p>H_2003_43</text:p>
          </table:table-cell>
          <table:table-cell table:style-name="ce15" office:value-type="float" office:value="0.784" calcext:value-type="float">
            <text:p>0.78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9" office:value-type="string" calcext:value-type="string">
            <text:p>H_2003_44</text:p>
          </table:table-cell>
          <table:table-cell table:style-name="ce16" office:value-type="float" office:value="0.724" calcext:value-type="float">
            <text:p>0.72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8" office:value-type="string" calcext:value-type="string">
            <text:p>H_2003_45</text:p>
          </table:table-cell>
          <table:table-cell table:style-name="ce15" office:value-type="float" office:value="0.513" calcext:value-type="float">
            <text:p>0.51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9" office:value-type="string" calcext:value-type="string">
            <text:p>H_2003_46</text:p>
          </table:table-cell>
          <table:table-cell table:style-name="ce16" office:value-type="float" office:value="0.809" calcext:value-type="float">
            <text:p>0.80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8" office:value-type="string" calcext:value-type="string">
            <text:p>H_2003_47</text:p>
          </table:table-cell>
          <table:table-cell table:style-name="ce15" office:value-type="float" office:value="0.717" calcext:value-type="float">
            <text:p>0.71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9" office:value-type="string" calcext:value-type="string">
            <text:p>H_2003_48</text:p>
          </table:table-cell>
          <table:table-cell table:style-name="ce16" office:value-type="float" office:value="0.57" calcext:value-type="float">
            <text:p>0.57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284" calcext:value-type="float">
            <text:p>0.284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9" office:value-type="string" calcext:value-type="string">
            <text:p>GEL A</text:p>
          </table:table-cell>
          <table:table-cell table:style-name="ce16" office:value-type="float" office:value="0.495" calcext:value-type="float">
            <text:p>0.495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4" calcext:value-type="float">
            <text:p>0.34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4</text:p>
          </table:table-cell>
          <table:table-cell table:style-name="ce9" office:value-type="string" calcext:value-type="string">
            <text:p>H_2003_49</text:p>
          </table:table-cell>
          <table:table-cell table:style-name="ce16" office:value-type="float" office:value="0.616" calcext:value-type="float">
            <text:p>0.6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8" office:value-type="string" calcext:value-type="string">
            <text:p>H_2003_50</text:p>
          </table:table-cell>
          <table:table-cell table:style-name="ce15" office:value-type="float" office:value="0.751" calcext:value-type="float">
            <text:p>0.75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6</text:p>
          </table:table-cell>
          <table:table-cell table:style-name="ce9" office:value-type="string" calcext:value-type="string">
            <text:p>H_1999_19</text:p>
          </table:table-cell>
          <table:table-cell table:style-name="ce16" office:value-type="float" office:value="0.29" calcext:value-type="float">
            <text:p>0.29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8" office:value-type="string" calcext:value-type="string">
            <text:p>H_2003_52</text:p>
          </table:table-cell>
          <table:table-cell table:style-name="ce15" office:value-type="float" office:value="0.776" calcext:value-type="float">
            <text:p>0.7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9" office:value-type="string" calcext:value-type="string">
            <text:p>H_2004_53</text:p>
          </table:table-cell>
          <table:table-cell table:style-name="ce16" office:value-type="float" office:value="0.555" calcext:value-type="float">
            <text:p>0.55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8" office:value-type="string" calcext:value-type="string">
            <text:p>H_2004_54</text:p>
          </table:table-cell>
          <table:table-cell table:style-name="ce15" office:value-type="float" office:value="0.385" calcext:value-type="float">
            <text:p>0.38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0</text:p>
          </table:table-cell>
          <table:table-cell table:style-name="ce9" office:value-type="string" calcext:value-type="string">
            <text:p>H_2004_55</text:p>
          </table:table-cell>
          <table:table-cell table:style-name="ce16" office:value-type="float" office:value="0.743" calcext:value-type="float">
            <text:p>0.74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8" office:value-type="string" calcext:value-type="string">
            <text:p>H_2004_56</text:p>
          </table:table-cell>
          <table:table-cell table:style-name="ce15" office:value-type="float" office:value="0.655" calcext:value-type="float">
            <text:p>0.65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2</text:p>
          </table:table-cell>
          <table:table-cell table:style-name="ce9" office:value-type="string" calcext:value-type="string">
            <text:p>H_2004_57</text:p>
          </table:table-cell>
          <table:table-cell table:style-name="ce16" office:value-type="float" office:value="0.424" calcext:value-type="float">
            <text:p>0.42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8" office:value-type="string" calcext:value-type="string">
            <text:p>GEL A</text:p>
          </table:table-cell>
          <table:table-cell table:style-name="ce15" office:value-type="float" office:value="0.308" calcext:value-type="float">
            <text:p>0.308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9" office:value-type="string" calcext:value-type="string">
            <text:p>GEL A</text:p>
          </table:table-cell>
          <table:table-cell table:style-name="ce16" office:value-type="float" office:value="0.189" calcext:value-type="float">
            <text:p>0.189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style-name="ce8" office:value-type="string" calcext:value-type="string">
            <text:p>H_2004_58</text:p>
          </table:table-cell>
          <table:table-cell table:style-name="ce15" office:value-type="float" office:value="0.618" calcext:value-type="float">
            <text:p>0.61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4</text:p>
          </table:table-cell>
          <table:table-cell table:style-name="ce9" office:value-type="string" calcext:value-type="string">
            <text:p>H_2004_59</text:p>
          </table:table-cell>
          <table:table-cell table:style-name="ce16" office:value-type="float" office:value="0.61" calcext:value-type="float">
            <text:p>0.61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8" office:value-type="string" calcext:value-type="string">
            <text:p>H_2004_60</text:p>
          </table:table-cell>
          <table:table-cell table:style-name="ce15" office:value-type="float" office:value="0.477" calcext:value-type="float">
            <text:p>0.47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6</text:p>
          </table:table-cell>
          <table:table-cell table:style-name="ce9" office:value-type="string" calcext:value-type="string">
            <text:p>H_2004_61</text:p>
          </table:table-cell>
          <table:table-cell table:style-name="ce16" office:value-type="float" office:value="0.722" calcext:value-type="float">
            <text:p>0.72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7</text:p>
          </table:table-cell>
          <table:table-cell table:style-name="ce8" office:value-type="string" calcext:value-type="string">
            <text:p>H_2004_62</text:p>
          </table:table-cell>
          <table:table-cell table:style-name="ce15" office:value-type="float" office:value="0.923" calcext:value-type="float">
            <text:p>0.92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8</text:p>
          </table:table-cell>
          <table:table-cell table:style-name="ce9" office:value-type="string" calcext:value-type="string">
            <text:p>H_2015_73</text:p>
          </table:table-cell>
          <table:table-cell table:style-name="ce16" office:value-type="float" office:value="0.29" calcext:value-type="float">
            <text:p>0.29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9</text:p>
          </table:table-cell>
          <table:table-cell table:style-name="ce8" office:value-type="string" calcext:value-type="string">
            <text:p>H_2015_74</text:p>
          </table:table-cell>
          <table:table-cell table:style-name="ce15" office:value-type="float" office:value="0.512" calcext:value-type="float">
            <text:p>0.51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0</text:p>
          </table:table-cell>
          <table:table-cell table:style-name="ce9" office:value-type="string" calcext:value-type="string">
            <text:p>H_2014_86</text:p>
          </table:table-cell>
          <table:table-cell table:style-name="ce16" office:value-type="float" office:value="0.455" calcext:value-type="float">
            <text:p>0.45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8" office:value-type="string" calcext:value-type="string">
            <text:p>H_2011_93</text:p>
          </table:table-cell>
          <table:table-cell table:style-name="ce15" office:value-type="float" office:value="0.296" calcext:value-type="float">
            <text:p>0.29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2</text:p>
          </table:table-cell>
          <table:table-cell table:style-name="ce9" office:value-type="string" calcext:value-type="string">
            <text:p>H_2011_98</text:p>
          </table:table-cell>
          <table:table-cell table:style-name="ce16" office:value-type="float" office:value="0.59" calcext:value-type="float">
            <text:p>0.590</text:p>
          </table:table-cell>
          <table:table-cell table:style-name="ce16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X2_NEW" table:style-name="ta2">
        <table:table-column table:style-name="co1" table:default-cell-style-name="ce5"/>
        <table:table-column table:style-name="co2" table:default-cell-style-name="ce2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Box nr or name: </text:p>
          </table:table-cell>
          <table:table-cell table:style-name="ce20" office:value-type="string" calcext:value-type="string">
            <text:p>BOX2_NEW</text:p>
          </table:table-cell>
          <table:table-cell table:style-name="ce27" office:value-type="string" calcext:value-type="string">
            <text:p>TEMPLATE FOR NORMAL SAMPLES &gt; 300 µg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20" office:value-type="string" calcext:value-type="string">
            <text:p>19/10/201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ype of sample:</text:p>
          </table:table-cell>
          <table:table-cell table:style-name="ce20" office:value-type="string" calcext:value-type="string">
            <text:p>SO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ox pos</text:p>
          </table:table-cell>
          <table:table-cell table:style-name="ce21" office:value-type="string" calcext:value-type="string">
            <text:p>Name</text:p>
          </table:table-cell>
          <table:table-cell table:style-name="ce14" office:value-type="string" calcext:value-type="string">
            <text:p>Measured Weigth (mg)</text:p>
          </table:table-cell>
          <table:table-cell table:style-name="ce14" office:value-type="string" calcext:value-type="string">
            <text:p>Target Weigth (m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3" calcext:value-type="float">
            <text:p>0.303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705" calcext:value-type="float">
            <text:p>0.705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" calcext:value-type="float">
            <text:p>0.31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23" office:value-type="string" calcext:value-type="string">
            <text:p>H_2011_100</text:p>
          </table:table-cell>
          <table:table-cell table:style-name="ce16" office:value-type="float" office:value="0.755" calcext:value-type="float">
            <text:p>0.75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H_2013_108</text:p>
          </table:table-cell>
          <table:table-cell table:style-name="ce15" office:value-type="float" office:value="0.717" calcext:value-type="float">
            <text:p>0.71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23" office:value-type="string" calcext:value-type="string">
            <text:p>H_2013_111</text:p>
          </table:table-cell>
          <table:table-cell table:style-name="ce16" office:value-type="float" office:value="0.712" calcext:value-type="float">
            <text:p>0.71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H_2010_131</text:p>
          </table:table-cell>
          <table:table-cell table:style-name="ce15" office:value-type="float" office:value="0.557" calcext:value-type="float">
            <text:p>0.55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23" office:value-type="string" calcext:value-type="string">
            <text:p>H_2007_141</text:p>
          </table:table-cell>
          <table:table-cell table:style-name="ce16" office:value-type="float" office:value="0.598" calcext:value-type="float">
            <text:p>0.59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H_2008_148</text:p>
          </table:table-cell>
          <table:table-cell table:style-name="ce15" office:value-type="float" office:value="0.372" calcext:value-type="float">
            <text:p>0.37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23" office:value-type="string" calcext:value-type="string">
            <text:p>H_2008_152</text:p>
          </table:table-cell>
          <table:table-cell table:style-name="ce16" office:value-type="float" office:value="0.282" calcext:value-type="float">
            <text:p>0.28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22" office:value-type="string" calcext:value-type="string">
            <text:p>T_1_256</text:p>
          </table:table-cell>
          <table:table-cell table:style-name="ce15" office:value-type="float" office:value="0.433" calcext:value-type="float">
            <text:p>0.43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23" office:value-type="string" calcext:value-type="string">
            <text:p>T_2_257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7" calcext:value-type="float">
            <text:p>0.30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T_3_258</text:p>
          </table:table-cell>
          <table:table-cell table:style-name="ce15" office:value-type="float" office:value="0.863" calcext:value-type="float">
            <text:p>0.86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4</text:p>
          </table:table-cell>
          <table:table-cell table:style-name="ce23" office:value-type="string" calcext:value-type="string">
            <text:p>T_4_259</text:p>
          </table:table-cell>
          <table:table-cell table:style-name="ce16" office:value-type="float" office:value="0.227" calcext:value-type="float">
            <text:p>0.22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T_5_260</text:p>
          </table:table-cell>
          <table:table-cell table:style-name="ce15" office:value-type="float" office:value="0.404" calcext:value-type="float">
            <text:p>0.40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6</text:p>
          </table:table-cell>
          <table:table-cell table:style-name="ce23" office:value-type="string" calcext:value-type="string">
            <text:p>T_6_26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T_7_262</text:p>
          </table:table-cell>
          <table:table-cell table:style-name="ce15" office:value-type="float" office:value="1.11" calcext:value-type="float">
            <text:p>1.11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24" office:value-type="string" calcext:value-type="string">
            <text:p>T_8_263</text:p>
          </table:table-cell>
          <table:table-cell table:style-name="ce16" office:value-type="float" office:value="1.873" calcext:value-type="float">
            <text:p>1.87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25" office:value-type="string" calcext:value-type="string">
            <text:p>T_9_264</text:p>
          </table:table-cell>
          <table:table-cell table:style-name="ce15" office:value-type="float" office:value="1.875" calcext:value-type="float">
            <text:p>1.87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24" office:value-type="string" calcext:value-type="string">
            <text:p>T_10_265</text:p>
          </table:table-cell>
          <table:table-cell table:style-name="ce16" office:value-type="float" office:value="1.579" calcext:value-type="float">
            <text:p>1.57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25" office:value-type="string" calcext:value-type="string">
            <text:p>T_11_266</text:p>
          </table:table-cell>
          <table:table-cell table:style-name="ce15" office:value-type="float" office:value="1.616" calcext:value-type="float">
            <text:p>1.61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2</text:p>
          </table:table-cell>
          <table:table-cell table:style-name="ce23" office:value-type="string" calcext:value-type="string">
            <text:p>T_12_267</text:p>
          </table:table-cell>
          <table:table-cell table:style-name="ce16" office:value-type="float" office:value="1.851" calcext:value-type="float">
            <text:p>1.85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1" calcext:value-type="float">
            <text:p>0.311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499" calcext:value-type="float">
            <text:p>0.499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" calcext:value-type="float">
            <text:p>0.31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23" office:value-type="string" calcext:value-type="string">
            <text:p>H_2015_77</text:p>
          </table:table-cell>
          <table:table-cell table:style-name="ce16" office:value-type="float" office:value="0.671" calcext:value-type="float">
            <text:p>0.67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H_2014_87</text:p>
          </table:table-cell>
          <table:table-cell table:style-name="ce15" office:value-type="float" office:value="0.667" calcext:value-type="float">
            <text:p>0.66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23" office:value-type="string" calcext:value-type="string">
            <text:p>H_2014_92</text:p>
          </table:table-cell>
          <table:table-cell table:style-name="ce16" office:value-type="float" office:value="0.653" calcext:value-type="float">
            <text:p>0.65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H_2011_94</text:p>
          </table:table-cell>
          <table:table-cell table:style-name="ce15" office:value-type="float" office:value="0.635" calcext:value-type="float">
            <text:p>0.63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23" office:value-type="string" calcext:value-type="string">
            <text:p>H_2013_103</text:p>
          </table:table-cell>
          <table:table-cell table:style-name="ce16" office:value-type="float" office:value="0.566" calcext:value-type="float">
            <text:p>0.56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H_2013_105</text:p>
          </table:table-cell>
          <table:table-cell table:style-name="ce15" office:value-type="float" office:value="0.799" calcext:value-type="float">
            <text:p>0.79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23" office:value-type="string" calcext:value-type="string">
            <text:p>H_2006_122</text:p>
          </table:table-cell>
          <table:table-cell table:style-name="ce16" office:value-type="float" office:value="0.645" calcext:value-type="float">
            <text:p>0.64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22" office:value-type="string" calcext:value-type="string">
            <text:p>H_2010_128</text:p>
          </table:table-cell>
          <table:table-cell table:style-name="ce15" office:value-type="float" office:value="0.766" calcext:value-type="float">
            <text:p>0.76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23" office:value-type="string" calcext:value-type="string">
            <text:p>H_2007_134</text:p>
          </table:table-cell>
          <table:table-cell table:style-name="ce16" office:value-type="float" office:value="0.653" calcext:value-type="float">
            <text:p>0.65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6" calcext:value-type="float">
            <text:p>0.31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98" calcext:value-type="float">
            <text:p>0.198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25" office:value-type="string" calcext:value-type="string">
            <text:p>H_2007_140</text:p>
          </table:table-cell>
          <table:table-cell table:style-name="ce15" office:value-type="float" office:value="0.81" calcext:value-type="float">
            <text:p>0.81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24" office:value-type="string" calcext:value-type="string">
            <text:p>H_2008_144</text:p>
          </table:table-cell>
          <table:table-cell table:style-name="ce16" office:value-type="float" office:value="0.65" calcext:value-type="float">
            <text:p>0.65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25" office:value-type="string" calcext:value-type="string">
            <text:p>H_2008_151</text:p>
          </table:table-cell>
          <table:table-cell table:style-name="ce15" office:value-type="float" office:value="0.558" calcext:value-type="float">
            <text:p>0.55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24" office:value-type="string" calcext:value-type="string">
            <text:p>H_2015_76</text:p>
          </table:table-cell>
          <table:table-cell table:style-name="ce16" office:value-type="float" office:value="0.374" calcext:value-type="float">
            <text:p>0.37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25" office:value-type="string" calcext:value-type="string">
            <text:p>H_2011_95</text:p>
          </table:table-cell>
          <table:table-cell table:style-name="ce15" office:value-type="float" office:value="0.348" calcext:value-type="float">
            <text:p>0.34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23" office:value-type="string" calcext:value-type="string">
            <text:p>H_2011_97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25" office:value-type="string" calcext:value-type="string">
            <text:p>H_2013_109</text:p>
          </table:table-cell>
          <table:table-cell table:style-name="ce15" office:value-type="float" office:value="0.986" calcext:value-type="float">
            <text:p>0.98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24" office:value-type="string" calcext:value-type="string">
            <text:p>H_2006_114</text:p>
          </table:table-cell>
          <table:table-cell table:style-name="ce16" office:value-type="float" office:value="0.771" calcext:value-type="float">
            <text:p>0.77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25" office:value-type="string" calcext:value-type="string">
            <text:p>H_2006_115</text:p>
          </table:table-cell>
          <table:table-cell table:style-name="ce15" office:value-type="float" office:value="0.479" calcext:value-type="float">
            <text:p>0.47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24" office:value-type="string" calcext:value-type="string">
            <text:p>H_2006_121</text:p>
          </table:table-cell>
          <table:table-cell table:style-name="ce16" office:value-type="float" office:value="0.78" calcext:value-type="float">
            <text:p>0.78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" calcext:value-type="float">
            <text:p>0.29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753" calcext:value-type="float">
            <text:p>0.753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5" calcext:value-type="float">
            <text:p>0.315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4</text:p>
          </table:table-cell>
          <table:table-cell table:style-name="ce23" office:value-type="string" calcext:value-type="string">
            <text:p>H_2010_123</text:p>
          </table:table-cell>
          <table:table-cell table:style-name="ce16" office:value-type="float" office:value="0.637" calcext:value-type="float">
            <text:p>0.63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H_2010_124</text:p>
          </table:table-cell>
          <table:table-cell table:style-name="ce15" office:value-type="float" office:value="0.671" calcext:value-type="float">
            <text:p>0.67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6</text:p>
          </table:table-cell>
          <table:table-cell table:style-name="ce23" office:value-type="string" calcext:value-type="string">
            <text:p>H_2007_137</text:p>
          </table:table-cell>
          <table:table-cell table:style-name="ce16" office:value-type="float" office:value="0.626" calcext:value-type="float">
            <text:p>0.626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22" office:value-type="string" calcext:value-type="string">
            <text:p>H_2008_143</text:p>
          </table:table-cell>
          <table:table-cell table:style-name="ce15" office:value-type="float" office:value="0.762" calcext:value-type="float">
            <text:p>0.762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8</text:p>
          </table:table-cell>
          <table:table-cell table:style-name="ce23" office:value-type="string" calcext:value-type="string">
            <text:p>H_2008_146</text:p>
          </table:table-cell>
          <table:table-cell table:style-name="ce16" office:value-type="float" office:value="0.78" calcext:value-type="float">
            <text:p>0.780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9</text:p>
          </table:table-cell>
          <table:table-cell table:style-name="ce22" office:value-type="string" calcext:value-type="string">
            <text:p>H_2014_83</text:p>
          </table:table-cell>
          <table:table-cell table:style-name="ce15" office:value-type="float" office:value="0.454" calcext:value-type="float">
            <text:p>0.454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10</text:p>
          </table:table-cell>
          <table:table-cell table:style-name="ce23" office:value-type="string" calcext:value-type="string">
            <text:p>H_2006_113</text:p>
          </table:table-cell>
          <table:table-cell table:style-name="ce16" office:value-type="float" office:value="0.605" calcext:value-type="float">
            <text:p>0.605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11</text:p>
          </table:table-cell>
          <table:table-cell table:style-name="ce22" office:value-type="string" calcext:value-type="string">
            <text:p>H_2010_126</text:p>
          </table:table-cell>
          <table:table-cell table:style-name="ce15" office:value-type="float" office:value="0.743" calcext:value-type="float">
            <text:p>0.74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12</text:p>
          </table:table-cell>
          <table:table-cell table:style-name="ce23" office:value-type="string" calcext:value-type="string">
            <text:p>H_2008_145</text:p>
          </table:table-cell>
          <table:table-cell table:style-name="ce16" office:value-type="float" office:value="0.64" calcext:value-type="float">
            <text:p>0.640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3" calcext:value-type="float">
            <text:p>0.303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26" calcext:value-type="float">
            <text:p>0.126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22" office:value-type="string" calcext:value-type="string">
            <text:p>H_2008_149</text:p>
          </table:table-cell>
          <table:table-cell table:style-name="ce15" office:value-type="float" office:value="0.54" calcext:value-type="float">
            <text:p>0.54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23" office:value-type="string" calcext:value-type="string">
            <text:p>H_1995_210</text:p>
          </table:table-cell>
          <table:table-cell table:style-name="ce16" office:value-type="float" office:value="0.452" calcext:value-type="float">
            <text:p>0.45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22" office:value-type="string" calcext:value-type="string">
            <text:p>H_1995_211</text:p>
          </table:table-cell>
          <table:table-cell table:style-name="ce15" office:value-type="float" office:value="0.576" calcext:value-type="float">
            <text:p>0.5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23" office:value-type="string" calcext:value-type="string">
            <text:p>H_1995_212</text:p>
          </table:table-cell>
          <table:table-cell table:style-name="ce16" office:value-type="float" office:value="0.609" calcext:value-type="float">
            <text:p>0.60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22" office:value-type="string" calcext:value-type="string">
            <text:p>H_1996_217</text:p>
          </table:table-cell>
          <table:table-cell table:style-name="ce15" office:value-type="float" office:value="0.623" calcext:value-type="float">
            <text:p>0.62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23" office:value-type="string" calcext:value-type="string">
            <text:p>H_1996_222</text:p>
          </table:table-cell>
          <table:table-cell table:style-name="ce16" office:value-type="float" office:value="0.579" calcext:value-type="float">
            <text:p>0.57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22" office:value-type="string" calcext:value-type="string">
            <text:p>H_1996_223</text:p>
          </table:table-cell>
          <table:table-cell table:style-name="ce15" office:value-type="float" office:value="0.65" calcext:value-type="float">
            <text:p>0.65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23" office:value-type="string" calcext:value-type="string">
            <text:p>H_1996_224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22" office:value-type="string" calcext:value-type="string">
            <text:p>H_2015_80</text:p>
          </table:table-cell>
          <table:table-cell table:style-name="ce15" office:value-type="float" office:value="0.364" calcext:value-type="float">
            <text:p>0.36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23" office:value-type="string" calcext:value-type="string">
            <text:p>H_2014_91</text:p>
          </table:table-cell>
          <table:table-cell table:style-name="ce16" office:value-type="float" office:value="0.495" calcext:value-type="float">
            <text:p>0.49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" calcext:value-type="float">
            <text:p>0.32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523" calcext:value-type="float">
            <text:p>0.523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6" calcext:value-type="float">
            <text:p>0.30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4</text:p>
          </table:table-cell>
          <table:table-cell table:style-name="ce23" office:value-type="string" calcext:value-type="string">
            <text:p>H_2013_104</text:p>
          </table:table-cell>
          <table:table-cell table:style-name="ce16" office:value-type="float" office:value="0.436" calcext:value-type="float">
            <text:p>0.43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22" office:value-type="string" calcext:value-type="string">
            <text:p>H_2006_116</text:p>
          </table:table-cell>
          <table:table-cell table:style-name="ce15" office:value-type="float" office:value="0.405" calcext:value-type="float">
            <text:p>0.40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6</text:p>
          </table:table-cell>
          <table:table-cell table:style-name="ce23" office:value-type="string" calcext:value-type="string">
            <text:p>H_2007_133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22" office:value-type="string" calcext:value-type="string">
            <text:p>H_2007_135</text:p>
          </table:table-cell>
          <table:table-cell table:style-name="ce15" office:value-type="float" office:value="0.307" calcext:value-type="float">
            <text:p>0.30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23" office:value-type="string" calcext:value-type="string">
            <text:p>H_2007_138</text:p>
          </table:table-cell>
          <table:table-cell table:style-name="ce16" office:value-type="float" office:value="0.485" calcext:value-type="float">
            <text:p>0.48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22" office:value-type="string" calcext:value-type="string">
            <text:p>H_1995_209</text:p>
          </table:table-cell>
          <table:table-cell table:style-name="ce15" office:value-type="float" office:value="0.276" calcext:value-type="float">
            <text:p>0.2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0</text:p>
          </table:table-cell>
          <table:table-cell table:style-name="ce23" office:value-type="string" calcext:value-type="string">
            <text:p>H_1995_214</text:p>
          </table:table-cell>
          <table:table-cell table:style-name="ce16" office:value-type="float" office:value="0.192" calcext:value-type="float">
            <text:p>0.19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22" office:value-type="string" calcext:value-type="string">
            <text:p>H_1995_215</text:p>
          </table:table-cell>
          <table:table-cell table:style-name="ce15" office:value-type="float" office:value="0.291" calcext:value-type="float">
            <text:p>0.29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2</text:p>
          </table:table-cell>
          <table:table-cell table:style-name="ce23" office:value-type="string" calcext:value-type="string">
            <text:p>H_1996_216</text:p>
          </table:table-cell>
          <table:table-cell table:style-name="ce16" office:value-type="float" office:value="0.516" calcext:value-type="float">
            <text:p>0.5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5" calcext:value-type="float">
            <text:p>0.315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213" calcext:value-type="float">
            <text:p>0.213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style-name="ce22" office:value-type="string" calcext:value-type="string">
            <text:p>H_1996_225</text:p>
          </table:table-cell>
          <table:table-cell table:style-name="ce15" office:value-type="float" office:value="0.253" calcext:value-type="float">
            <text:p>0.25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4</text:p>
          </table:table-cell>
          <table:table-cell table:style-name="ce23" office:value-type="string" calcext:value-type="string">
            <text:p>H_2015_82</text:p>
          </table:table-cell>
          <table:table-cell table:style-name="ce16" office:value-type="float" office:value="0.666" calcext:value-type="float">
            <text:p>0.66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22" office:value-type="string" calcext:value-type="string">
            <text:p>H_2014_85</text:p>
          </table:table-cell>
          <table:table-cell table:style-name="ce15" office:value-type="float" office:value="0.557" calcext:value-type="float">
            <text:p>0.55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6</text:p>
          </table:table-cell>
          <table:table-cell table:style-name="ce23" office:value-type="string" calcext:value-type="string">
            <text:p>H_2011_102</text:p>
          </table:table-cell>
          <table:table-cell table:style-name="ce16" office:value-type="float" office:value="0.623" calcext:value-type="float">
            <text:p>0.62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7</text:p>
          </table:table-cell>
          <table:table-cell table:style-name="ce22" office:value-type="string" calcext:value-type="string">
            <text:p>H_2013_107</text:p>
          </table:table-cell>
          <table:table-cell table:style-name="ce15" office:value-type="float" office:value="0.565" calcext:value-type="float">
            <text:p>0.56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8</text:p>
          </table:table-cell>
          <table:table-cell table:style-name="ce23" office:value-type="string" calcext:value-type="string">
            <text:p>H_2006_120</text:p>
          </table:table-cell>
          <table:table-cell table:style-name="ce16" office:value-type="float" office:value="0.541" calcext:value-type="float">
            <text:p>0.54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9</text:p>
          </table:table-cell>
          <table:table-cell table:style-name="ce22" office:value-type="string" calcext:value-type="string">
            <text:p>H_2010_132</text:p>
          </table:table-cell>
          <table:table-cell table:style-name="ce15" office:value-type="float" office:value="0.709" calcext:value-type="float">
            <text:p>0.70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0</text:p>
          </table:table-cell>
          <table:table-cell table:style-name="ce23" office:value-type="string" calcext:value-type="string">
            <text:p>H_2007_136</text:p>
          </table:table-cell>
          <table:table-cell table:style-name="ce16" office:value-type="float" office:value="0.6" calcext:value-type="float">
            <text:p>0.60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22" office:value-type="string" calcext:value-type="string">
            <text:p>H_2007_139</text:p>
          </table:table-cell>
          <table:table-cell table:style-name="ce15" office:value-type="float" office:value="0.594" calcext:value-type="float">
            <text:p>0.59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2</text:p>
          </table:table-cell>
          <table:table-cell table:style-name="ce23" office:value-type="string" calcext:value-type="string">
            <text:p>H_2007_142</text:p>
          </table:table-cell>
          <table:table-cell table:style-name="ce16" office:value-type="float" office:value="0.632" calcext:value-type="float">
            <text:p>0.632</text:p>
          </table:table-cell>
          <table:table-cell table:style-name="ce16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X3_NEW" table:style-name="ta3">
        <table:table-column table:style-name="co1" table:default-cell-style-name="ce5"/>
        <table:table-column table:style-name="co2" table:default-cell-style-name="ce2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Box nr or name: </text:p>
          </table:table-cell>
          <table:table-cell table:style-name="ce20" office:value-type="string" calcext:value-type="string">
            <text:p>BOX3_NEW</text:p>
          </table:table-cell>
          <table:table-cell table:style-name="ce27" office:value-type="string" calcext:value-type="string">
            <text:p>TEMPLATE FOR NORMAL SAMPLES &gt; 300 µg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20" office:value-type="string" calcext:value-type="string">
            <text:p>19/10/201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ype of sample:</text:p>
          </table:table-cell>
          <table:table-cell table:style-name="ce20" office:value-type="string" calcext:value-type="string">
            <text:p>SO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ox pos</text:p>
          </table:table-cell>
          <table:table-cell table:style-name="ce21" office:value-type="string" calcext:value-type="string">
            <text:p>Name</text:p>
          </table:table-cell>
          <table:table-cell table:style-name="ce14" office:value-type="string" calcext:value-type="string">
            <text:p>Measured Weigth (mg)</text:p>
          </table:table-cell>
          <table:table-cell table:style-name="ce14" office:value-type="string" calcext:value-type="string">
            <text:p>Target Weigth (m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2" calcext:value-type="float">
            <text:p>0.32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69" calcext:value-type="float">
            <text:p>0.690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7" calcext:value-type="float">
            <text:p>0.31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23" office:value-type="string" calcext:value-type="string">
            <text:p>H_1995_207</text:p>
          </table:table-cell>
          <table:table-cell table:style-name="ce16" office:value-type="float" office:value="0.598" calcext:value-type="float">
            <text:p>0.59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H_1995_213</text:p>
          </table:table-cell>
          <table:table-cell table:style-name="ce15" office:value-type="float" office:value="0.412" calcext:value-type="float">
            <text:p>0.41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23" office:value-type="string" calcext:value-type="string">
            <text:p>H_1996_219</text:p>
          </table:table-cell>
          <table:table-cell table:style-name="ce16" office:value-type="float" office:value="0.652" calcext:value-type="float">
            <text:p>0.65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H_1997_228</text:p>
          </table:table-cell>
          <table:table-cell table:style-name="ce15" office:value-type="float" office:value="0.507" calcext:value-type="float">
            <text:p>0.50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23" office:value-type="string" calcext:value-type="string">
            <text:p>H_1997_229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H_1997_230</text:p>
          </table:table-cell>
          <table:table-cell table:style-name="ce15" office:value-type="float" office:value="0.414" calcext:value-type="float">
            <text:p>0.41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23" office:value-type="string" calcext:value-type="string">
            <text:p>H_1997_231</text:p>
          </table:table-cell>
          <table:table-cell table:style-name="ce16" office:value-type="float" office:value="0.561" calcext:value-type="float">
            <text:p>0.56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22" office:value-type="string" calcext:value-type="string">
            <text:p>H_1994_236</text:p>
          </table:table-cell>
          <table:table-cell table:style-name="ce15" office:value-type="float" office:value="0.476" calcext:value-type="float">
            <text:p>0.4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23" office:value-type="string" calcext:value-type="string">
            <text:p>H_1994_238</text:p>
          </table:table-cell>
          <table:table-cell table:style-name="ce16" office:value-type="float" office:value="0.445" calcext:value-type="float">
            <text:p>0.44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9" calcext:value-type="float">
            <text:p>0.31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07" calcext:value-type="float">
            <text:p>0.107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H_1994_240</text:p>
          </table:table-cell>
          <table:table-cell table:style-name="ce15" office:value-type="float" office:value="0.382" calcext:value-type="float">
            <text:p>0.38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4</text:p>
          </table:table-cell>
          <table:table-cell table:style-name="ce23" office:value-type="string" calcext:value-type="string">
            <text:p>H_1994_242</text:p>
          </table:table-cell>
          <table:table-cell table:style-name="ce16" office:value-type="float" office:value="0.504" calcext:value-type="float">
            <text:p>0.50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H_1994_244</text:p>
          </table:table-cell>
          <table:table-cell table:style-name="ce15" office:value-type="float" office:value="0.531" calcext:value-type="float">
            <text:p>0.53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6</text:p>
          </table:table-cell>
          <table:table-cell table:style-name="ce23" office:value-type="string" calcext:value-type="string">
            <text:p>H_1994_245</text:p>
          </table:table-cell>
          <table:table-cell table:style-name="ce16" office:value-type="float" office:value="0.507" calcext:value-type="float">
            <text:p>0.50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H_2012_246</text:p>
          </table:table-cell>
          <table:table-cell table:style-name="ce15" office:value-type="float" office:value="0.45" calcext:value-type="float">
            <text:p>0.45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24" office:value-type="string" calcext:value-type="string">
            <text:p>H_2012_247</text:p>
          </table:table-cell>
          <table:table-cell table:style-name="ce16" office:value-type="float" office:value="0.343" calcext:value-type="float">
            <text:p>0.34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25" office:value-type="string" calcext:value-type="string">
            <text:p>H_2015_79</text:p>
          </table:table-cell>
          <table:table-cell table:style-name="ce15" office:value-type="float" office:value="0.593" calcext:value-type="float">
            <text:p>0.59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24" office:value-type="string" calcext:value-type="string">
            <text:p>H_2015_81</text:p>
          </table:table-cell>
          <table:table-cell table:style-name="ce16" office:value-type="float" office:value="0.727" calcext:value-type="float">
            <text:p>0.72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25" office:value-type="string" calcext:value-type="string">
            <text:p>H_2014_89</text:p>
          </table:table-cell>
          <table:table-cell table:style-name="ce15" office:value-type="float" office:value="0.742" calcext:value-type="float">
            <text:p>0.74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2</text:p>
          </table:table-cell>
          <table:table-cell table:style-name="ce23" office:value-type="string" calcext:value-type="string">
            <text:p>H_2006_117</text:p>
          </table:table-cell>
          <table:table-cell table:style-name="ce16" office:value-type="float" office:value="0.896" calcext:value-type="float">
            <text:p>0.89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2" calcext:value-type="float">
            <text:p>0.31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539" calcext:value-type="float">
            <text:p>0.539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6" calcext:value-type="float">
            <text:p>0.31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23" office:value-type="string" calcext:value-type="string">
            <text:p>H_2006_118</text:p>
          </table:table-cell>
          <table:table-cell table:style-name="ce16" office:value-type="float" office:value="0.368" calcext:value-type="float">
            <text:p>0.36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H_2006_119</text:p>
          </table:table-cell>
          <table:table-cell table:style-name="ce15" office:value-type="float" office:value="0.671" calcext:value-type="float">
            <text:p>0.67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23" office:value-type="string" calcext:value-type="string">
            <text:p>H_2010_129</text:p>
          </table:table-cell>
          <table:table-cell table:style-name="ce16" office:value-type="float" office:value="0.637" calcext:value-type="float">
            <text:p>0.63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H_1995_206</text:p>
          </table:table-cell>
          <table:table-cell table:style-name="ce15" office:value-type="float" office:value="0.375" calcext:value-type="float">
            <text:p>0.37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23" office:value-type="string" calcext:value-type="string">
            <text:p>H_1995_208</text:p>
          </table:table-cell>
          <table:table-cell table:style-name="ce16" office:value-type="float" office:value="0.68" calcext:value-type="float">
            <text:p>0.68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H_1996_218</text:p>
          </table:table-cell>
          <table:table-cell table:style-name="ce15" office:value-type="float" office:value="0.633" calcext:value-type="float">
            <text:p>0.63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23" office:value-type="string" calcext:value-type="string">
            <text:p>H_1996_220</text:p>
          </table:table-cell>
          <table:table-cell table:style-name="ce16" office:value-type="float" office:value="0.567" calcext:value-type="float">
            <text:p>0.56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22" office:value-type="string" calcext:value-type="string">
            <text:p>H_1996_221</text:p>
          </table:table-cell>
          <table:table-cell table:style-name="ce15" office:value-type="float" office:value="0.486" calcext:value-type="float">
            <text:p>0.48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23" office:value-type="string" calcext:value-type="string">
            <text:p>H_2003_51</text:p>
          </table:table-cell>
          <table:table-cell table:style-name="ce16" office:value-type="float" office:value="0.732" calcext:value-type="float">
            <text:p>0.73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3" calcext:value-type="float">
            <text:p>0.303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207" calcext:value-type="float">
            <text:p>0.207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25" office:value-type="string" calcext:value-type="string">
            <text:p>H_2014_84</text:p>
          </table:table-cell>
          <table:table-cell table:style-name="ce15" office:value-type="float" office:value="0.355" calcext:value-type="float">
            <text:p>0.35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24" office:value-type="string" calcext:value-type="string">
            <text:p>H_2014_88</text:p>
          </table:table-cell>
          <table:table-cell table:style-name="ce16" office:value-type="float" office:value="0.401" calcext:value-type="float">
            <text:p>0.40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25" office:value-type="string" calcext:value-type="string">
            <text:p>H_2014_90</text:p>
          </table:table-cell>
          <table:table-cell table:style-name="ce15" office:value-type="float" office:value="0.622" calcext:value-type="float">
            <text:p>0.62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24" office:value-type="string" calcext:value-type="string">
            <text:p>H_2011_96</text:p>
          </table:table-cell>
          <table:table-cell table:style-name="ce16" office:value-type="float" office:value="0.719" calcext:value-type="float">
            <text:p>0.71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25" office:value-type="string" calcext:value-type="string">
            <text:p>H_2011_99</text:p>
          </table:table-cell>
          <table:table-cell table:style-name="ce15" office:value-type="float" office:value="0.731" calcext:value-type="float">
            <text:p>0.73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23" office:value-type="string" calcext:value-type="string">
            <text:p>H_2011_101</text:p>
          </table:table-cell>
          <table:table-cell table:style-name="ce16" office:value-type="float" office:value="0.795" calcext:value-type="float">
            <text:p>0.79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25" office:value-type="string" calcext:value-type="string">
            <text:p>H_2013_110</text:p>
          </table:table-cell>
          <table:table-cell table:style-name="ce15" office:value-type="float" office:value="0.382" calcext:value-type="float">
            <text:p>0.38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24" office:value-type="string" calcext:value-type="string">
            <text:p>H_2013_112</text:p>
          </table:table-cell>
          <table:table-cell table:style-name="ce16" office:value-type="float" office:value="0.653" calcext:value-type="float">
            <text:p>0.65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25" office:value-type="string" calcext:value-type="string">
            <text:p>H_2010_130</text:p>
          </table:table-cell>
          <table:table-cell table:style-name="ce15" office:value-type="float" office:value="0.668" calcext:value-type="float">
            <text:p>0.66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24" office:value-type="string" calcext:value-type="string">
            <text:p>H_2008_147</text:p>
          </table:table-cell>
          <table:table-cell table:style-name="ce16" office:value-type="float" office:value="0.616" calcext:value-type="float">
            <text:p>0.6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5" calcext:value-type="float">
            <text:p>0.315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23" office:value-type="string" calcext:value-type="string">
            <text:p>GEL A</text:p>
          </table:table-cell>
          <table:table-cell table:number-columns-repeated="2"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9" calcext:value-type="float">
            <text:p>0.32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4</text:p>
          </table:table-cell>
          <table:table-cell table:style-name="ce23" office:value-type="string" calcext:value-type="string">
            <text:p>H_2008_150</text:p>
          </table:table-cell>
          <table:table-cell table:style-name="ce16" office:value-type="float" office:value="0.698" calcext:value-type="float">
            <text:p>0.69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H_2015_75</text:p>
          </table:table-cell>
          <table:table-cell table:style-name="ce15" office:value-type="float" office:value="0.498" calcext:value-type="float">
            <text:p>0.49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6</text:p>
          </table:table-cell>
          <table:table-cell table:style-name="ce23" office:value-type="string" calcext:value-type="string">
            <text:p>H_2010_125</text:p>
          </table:table-cell>
          <table:table-cell table:style-name="ce16" office:value-type="float" office:value="0.622" calcext:value-type="float">
            <text:p>0.622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22" office:value-type="string" calcext:value-type="string">
            <text:p>H_2010_127</text:p>
          </table:table-cell>
          <table:table-cell table:style-name="ce15" office:value-type="float" office:value="0.453" calcext:value-type="float">
            <text:p>0.453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8</text:p>
          </table:table-cell>
          <table:table-cell table:style-name="ce23" office:value-type="string" calcext:value-type="string">
            <text:p>H_1997_226</text:p>
          </table:table-cell>
          <table:table-cell table:style-name="ce16" office:value-type="float" office:value="0.558" calcext:value-type="float">
            <text:p>0.558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9</text:p>
          </table:table-cell>
          <table:table-cell table:style-name="ce22" office:value-type="string" calcext:value-type="string">
            <text:p>H_1997_232</text:p>
          </table:table-cell>
          <table:table-cell table:style-name="ce15" office:value-type="float" office:value="0.589" calcext:value-type="float">
            <text:p>0.589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10</text:p>
          </table:table-cell>
          <table:table-cell table:style-name="ce23" office:value-type="string" calcext:value-type="string">
            <text:p>H_1997_233</text:p>
          </table:table-cell>
          <table:table-cell table:style-name="ce16" office:value-type="float" office:value="0.584" calcext:value-type="float">
            <text:p>0.58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11</text:p>
          </table:table-cell>
          <table:table-cell table:style-name="ce22" office:value-type="string" calcext:value-type="string">
            <text:p>H_1997_234</text:p>
          </table:table-cell>
          <table:table-cell table:style-name="ce15" office:value-type="float" office:value="0.618" calcext:value-type="float">
            <text:p>0.61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12</text:p>
          </table:table-cell>
          <table:table-cell table:style-name="ce23" office:value-type="string" calcext:value-type="string">
            <text:p>H_2012_248</text:p>
          </table:table-cell>
          <table:table-cell table:style-name="ce16" office:value-type="float" office:value="0.676" calcext:value-type="float">
            <text:p>0.676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2" calcext:value-type="float">
            <text:p>0.30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03" calcext:value-type="float">
            <text:p>0.103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22" office:value-type="string" calcext:value-type="string">
            <text:p>H_2012_249</text:p>
          </table:table-cell>
          <table:table-cell table:style-name="ce15" office:value-type="float" office:value="0.576" calcext:value-type="float">
            <text:p>0.5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23" office:value-type="string" calcext:value-type="string">
            <text:p>H_2012_251</text:p>
          </table:table-cell>
          <table:table-cell table:style-name="ce16" office:value-type="float" office:value="0.676" calcext:value-type="float">
            <text:p>0.67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22" office:value-type="string" calcext:value-type="string">
            <text:p>H_2012_253</text:p>
          </table:table-cell>
          <table:table-cell table:style-name="ce15" office:value-type="float" office:value="0.594" calcext:value-type="float">
            <text:p>0.59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23" office:value-type="string" calcext:value-type="string">
            <text:p>H_2012_255</text:p>
          </table:table-cell>
          <table:table-cell table:style-name="ce16" office:value-type="float" office:value="0.53" calcext:value-type="float">
            <text:p>0.53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22" office:value-type="string" calcext:value-type="string">
            <text:p>T_13_273</text:p>
          </table:table-cell>
          <table:table-cell table:style-name="ce15" office:value-type="float" office:value="0.17" calcext:value-type="float">
            <text:p>0.17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23" office:value-type="string" calcext:value-type="string">
            <text:p>T_14_274</text:p>
          </table:table-cell>
          <table:table-cell table:style-name="ce16" office:value-type="float" office:value="0.062" calcext:value-type="float">
            <text:p>0.06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22" office:value-type="string" calcext:value-type="string">
            <text:p>T_15_275</text:p>
          </table:table-cell>
          <table:table-cell table:style-name="ce15" office:value-type="float" office:value="0.066" calcext:value-type="float">
            <text:p>0.06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23" office:value-type="string" calcext:value-type="string">
            <text:p>T_16_276</text:p>
          </table:table-cell>
          <table:table-cell table:style-name="ce16" office:value-type="float" office:value="0.062" calcext:value-type="float">
            <text:p>0.06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22" office:value-type="string" calcext:value-type="string">
            <text:p>T_17_277</text:p>
          </table:table-cell>
          <table:table-cell table:style-name="ce15" office:value-type="float" office:value="0.251" calcext:value-type="float">
            <text:p>0.25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23" office:value-type="string" calcext:value-type="string">
            <text:p>T_18_278</text:p>
          </table:table-cell>
          <table:table-cell table:style-name="ce16" office:value-type="float" office:value="0.142" calcext:value-type="float">
            <text:p>0.14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85" calcext:value-type="float">
            <text:p>0.285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527" calcext:value-type="float">
            <text:p>0.527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9" calcext:value-type="float">
            <text:p>0.32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4</text:p>
          </table:table-cell>
          <table:table-cell table:style-name="ce23" office:value-type="string" calcext:value-type="string">
            <text:p>T_19_279</text:p>
          </table:table-cell>
          <table:table-cell table:style-name="ce16" office:value-type="float" office:value="0.381" calcext:value-type="float">
            <text:p>0.38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22" office:value-type="string" calcext:value-type="string">
            <text:p>T_20_280</text:p>
          </table:table-cell>
          <table:table-cell table:style-name="ce15" office:value-type="float" office:value="0.471" calcext:value-type="float">
            <text:p>0.47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6</text:p>
          </table:table-cell>
          <table:table-cell table:style-name="ce23" office:value-type="string" calcext:value-type="string">
            <text:p>H_2015_78</text:p>
          </table:table-cell>
          <table:table-cell table:style-name="ce16" office:value-type="float" office:value="1.019" calcext:value-type="float">
            <text:p>1.01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22" office:value-type="string" calcext:value-type="string">
            <text:p>H_1994_237</text:p>
          </table:table-cell>
          <table:table-cell table:style-name="ce15" office:value-type="float" office:value="0.756" calcext:value-type="float">
            <text:p>0.75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23" office:value-type="string" calcext:value-type="string">
            <text:p>H_1994_239</text:p>
          </table:table-cell>
          <table:table-cell table:style-name="ce16" office:value-type="float" office:value="0.984" calcext:value-type="float">
            <text:p>0.98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22" office:value-type="string" calcext:value-type="string">
            <text:p>H_2012_254</text:p>
          </table:table-cell>
          <table:table-cell table:style-name="ce15" office:value-type="float" office:value="1.129" calcext:value-type="float">
            <text:p>1.12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0</text:p>
          </table:table-cell>
          <table:table-cell table:style-name="ce23" office:value-type="string" calcext:value-type="string">
            <text:p>T_21_305</text:p>
          </table:table-cell>
          <table:table-cell table:style-name="ce16" office:value-type="float" office:value="0.082" calcext:value-type="float">
            <text:p>0.08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22" office:value-type="string" calcext:value-type="string">
            <text:p>T_22_306</text:p>
          </table:table-cell>
          <table:table-cell table:style-name="ce15" office:value-type="float" office:value="0.166" calcext:value-type="float">
            <text:p>0.16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2</text:p>
          </table:table-cell>
          <table:table-cell table:style-name="ce23" office:value-type="string" calcext:value-type="string">
            <text:p>T_23_307</text:p>
          </table:table-cell>
          <table:table-cell table:style-name="ce16" office:value-type="float" office:value="0.082" calcext:value-type="float">
            <text:p>0.08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2" calcext:value-type="float">
            <text:p>0.30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93" calcext:value-type="float">
            <text:p>0.193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style-name="ce22" office:value-type="string" calcext:value-type="string">
            <text:p>T_24_308</text:p>
          </table:table-cell>
          <table:table-cell table:style-name="ce15" office:value-type="float" office:value="0.356" calcext:value-type="float">
            <text:p>0.35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4</text:p>
          </table:table-cell>
          <table:table-cell table:style-name="ce23" office:value-type="string" calcext:value-type="string">
            <text:p>T_25_309</text:p>
          </table:table-cell>
          <table:table-cell table:style-name="ce16" office:value-type="float" office:value="0.579" calcext:value-type="float">
            <text:p>0.57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22" office:value-type="string" calcext:value-type="string">
            <text:p>T_26_310</text:p>
          </table:table-cell>
          <table:table-cell table:style-name="ce15" office:value-type="float" office:value="0.472" calcext:value-type="float">
            <text:p>0.47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6</text:p>
          </table:table-cell>
          <table:table-cell table:style-name="ce23" office:value-type="string" calcext:value-type="string">
            <text:p>T_27_311</text:p>
          </table:table-cell>
          <table:table-cell table:style-name="ce16" office:value-type="float" office:value="0.361" calcext:value-type="float">
            <text:p>0.36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7</text:p>
          </table:table-cell>
          <table:table-cell table:style-name="ce22" office:value-type="string" calcext:value-type="string">
            <text:p>T_28_312</text:p>
          </table:table-cell>
          <table:table-cell table:style-name="ce15" office:value-type="float" office:value="0.338" calcext:value-type="float">
            <text:p>0.33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8</text:p>
          </table:table-cell>
          <table:table-cell table:style-name="ce23" office:value-type="string" calcext:value-type="string">
            <text:p>T_29_313</text:p>
          </table:table-cell>
          <table:table-cell table:style-name="ce16" office:value-type="float" office:value="0.775" calcext:value-type="float">
            <text:p>0.77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9</text:p>
          </table:table-cell>
          <table:table-cell table:style-name="ce22" office:value-type="string" calcext:value-type="string">
            <text:p>T_30_314</text:p>
          </table:table-cell>
          <table:table-cell table:style-name="ce15" office:value-type="float" office:value="0.874" calcext:value-type="float">
            <text:p>0.87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0</text:p>
          </table:table-cell>
          <table:table-cell table:style-name="ce23" office:value-type="string" calcext:value-type="string">
            <text:p>H_1997_227</text:p>
          </table:table-cell>
          <table:table-cell table:style-name="ce16" office:value-type="float" office:value="0.54" calcext:value-type="float">
            <text:p>0.54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22" office:value-type="string" calcext:value-type="string">
            <text:p>H_1997_235</text:p>
          </table:table-cell>
          <table:table-cell table:style-name="ce15" office:value-type="float" office:value="0.478" calcext:value-type="float">
            <text:p>0.47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2</text:p>
          </table:table-cell>
          <table:table-cell table:style-name="ce23" office:value-type="string" calcext:value-type="string">
            <text:p>H_1999_270</text:p>
          </table:table-cell>
          <table:table-cell table:style-name="ce16" office:value-type="float" office:value="0.719" calcext:value-type="float">
            <text:p>0.719</text:p>
          </table:table-cell>
          <table:table-cell table:style-name="ce16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X4_NEW" table:style-name="ta4">
        <table:table-column table:style-name="co1" table:default-cell-style-name="ce5"/>
        <table:table-column table:style-name="co2" table:default-cell-style-name="ce2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Box nr or name: </text:p>
          </table:table-cell>
          <table:table-cell table:style-name="ce20" office:value-type="string" calcext:value-type="string">
            <text:p>BOX4_NEW</text:p>
          </table:table-cell>
          <table:table-cell table:style-name="ce27" office:value-type="string" calcext:value-type="string">
            <text:p>TEMPLATE FOR NORMAL SAMPLES &gt; 300 µg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20" office:value-type="string" calcext:value-type="string">
            <text:p>19/10/201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ype of sample:</text:p>
          </table:table-cell>
          <table:table-cell table:style-name="ce20" office:value-type="string" calcext:value-type="string">
            <text:p>SO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ox pos</text:p>
          </table:table-cell>
          <table:table-cell table:style-name="ce21" office:value-type="string" calcext:value-type="string">
            <text:p>Name</text:p>
          </table:table-cell>
          <table:table-cell table:style-name="ce14" office:value-type="string" calcext:value-type="string">
            <text:p>Measured Weigth (mg)</text:p>
          </table:table-cell>
          <table:table-cell table:style-name="ce14" office:value-type="string" calcext:value-type="string">
            <text:p>Target Weigth (m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7" calcext:value-type="float">
            <text:p>0.30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708" calcext:value-type="float">
            <text:p>0.708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9" calcext:value-type="float">
            <text:p>0.31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23" office:value-type="string" calcext:value-type="string">
            <text:p>H_2003_272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S_1993_283</text:p>
          </table:table-cell>
          <table:table-cell table:style-name="ce15" office:value-type="float" office:value="0.981" calcext:value-type="float">
            <text:p>0.98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23" office:value-type="string" calcext:value-type="string">
            <text:p>S_1993_284</text:p>
          </table:table-cell>
          <table:table-cell table:style-name="ce16" office:value-type="float" office:value="1.106" calcext:value-type="float">
            <text:p>1.10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S_1993_287</text:p>
          </table:table-cell>
          <table:table-cell table:style-name="ce15" office:value-type="float" office:value="0.82" calcext:value-type="float">
            <text:p>0.82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23" office:value-type="string" calcext:value-type="string">
            <text:p>S_1993_289</text:p>
          </table:table-cell>
          <table:table-cell table:style-name="ce16" office:value-type="float" office:value="0.904" calcext:value-type="float">
            <text:p>0.90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S_1992_293</text:p>
          </table:table-cell>
          <table:table-cell table:style-name="ce15" office:value-type="float" office:value="0.69" calcext:value-type="float">
            <text:p>0.69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23" office:value-type="string" calcext:value-type="string">
            <text:p>S_1992_294</text:p>
          </table:table-cell>
          <table:table-cell table:style-name="ce16" office:value-type="float" office:value="0.971" calcext:value-type="float">
            <text:p>0.97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22" office:value-type="string" calcext:value-type="string">
            <text:p>S_1992_297</text:p>
          </table:table-cell>
          <table:table-cell table:style-name="ce15" office:value-type="float" office:value="1.095" calcext:value-type="float">
            <text:p>1.09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23" office:value-type="string" calcext:value-type="string">
            <text:p>S_1992_300</text:p>
          </table:table-cell>
          <table:table-cell table:style-name="ce16" office:value-type="float" office:value="0.67" calcext:value-type="float">
            <text:p>0.67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3" calcext:value-type="float">
            <text:p>0.303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16" calcext:value-type="float">
            <text:p>0.116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T_31_315</text:p>
          </table:table-cell>
          <table:table-cell table:style-name="ce15" office:value-type="float" office:value="1.092" calcext:value-type="float">
            <text:p>1.09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4</text:p>
          </table:table-cell>
          <table:table-cell table:style-name="ce23" office:value-type="string" calcext:value-type="string">
            <text:p>T_32_316</text:p>
          </table:table-cell>
          <table:table-cell table:style-name="ce16" office:value-type="float" office:value="1.766" calcext:value-type="float">
            <text:p>1.76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H_2013_106</text:p>
          </table:table-cell>
          <table:table-cell table:style-name="ce15" office:value-type="float" office:value="0.976" calcext:value-type="float">
            <text:p>0.9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6</text:p>
          </table:table-cell>
          <table:table-cell table:style-name="ce23" office:value-type="string" calcext:value-type="string">
            <text:p>H_2012_250</text:p>
          </table:table-cell>
          <table:table-cell table:style-name="ce16" office:value-type="float" office:value="0.681" calcext:value-type="float">
            <text:p>0.68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H_2012_252</text:p>
          </table:table-cell>
          <table:table-cell table:style-name="ce15" office:value-type="float" office:value="0.968" calcext:value-type="float">
            <text:p>0.96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24" office:value-type="string" calcext:value-type="string">
            <text:p>H_1999_269</text:p>
          </table:table-cell>
          <table:table-cell table:style-name="ce16" office:value-type="float" office:value="1.041" calcext:value-type="float">
            <text:p>1.04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25" office:value-type="string" calcext:value-type="string">
            <text:p>S_1993_281</text:p>
          </table:table-cell>
          <table:table-cell table:style-name="ce15" office:value-type="float" office:value="1.042" calcext:value-type="float">
            <text:p>1.04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24" office:value-type="string" calcext:value-type="string">
            <text:p>S_1993_282</text:p>
          </table:table-cell>
          <table:table-cell table:style-name="ce16" office:value-type="float" office:value="1.181" calcext:value-type="float">
            <text:p>1.18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25" office:value-type="string" calcext:value-type="string">
            <text:p>S_1993_286</text:p>
          </table:table-cell>
          <table:table-cell table:style-name="ce15" office:value-type="float" office:value="1.09" calcext:value-type="float">
            <text:p>1.09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2</text:p>
          </table:table-cell>
          <table:table-cell table:style-name="ce23" office:value-type="string" calcext:value-type="string">
            <text:p>S_1993_29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6" calcext:value-type="float">
            <text:p>0.29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512" calcext:value-type="float">
            <text:p>0.512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79" calcext:value-type="float">
            <text:p>0.27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23" office:value-type="string" calcext:value-type="string">
            <text:p>S_1992_296</text:p>
          </table:table-cell>
          <table:table-cell table:style-name="ce16" office:value-type="float" office:value="0.831" calcext:value-type="float">
            <text:p>0.83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S_1992_304</text:p>
          </table:table-cell>
          <table:table-cell table:style-name="ce15" office:value-type="float" office:value="0.763" calcext:value-type="float">
            <text:p>0.76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23" office:value-type="string" calcext:value-type="string">
            <text:p>S_1993_285</text:p>
          </table:table-cell>
          <table:table-cell table:style-name="ce16" office:value-type="float" office:value="0.374" calcext:value-type="float">
            <text:p>0.37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S_1993_292</text:p>
          </table:table-cell>
          <table:table-cell table:style-name="ce15" office:value-type="float" office:value="0.407" calcext:value-type="float">
            <text:p>0.40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23" office:value-type="string" calcext:value-type="string">
            <text:p>S_1971_374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S_1971_380</text:p>
          </table:table-cell>
          <table:table-cell table:style-name="ce15" office:value-type="float" office:value="0.292" calcext:value-type="float">
            <text:p>0.29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23" office:value-type="string" calcext:value-type="string">
            <text:p>S_1971_383</text:p>
          </table:table-cell>
          <table:table-cell table:style-name="ce16" office:value-type="float" office:value="0.344" calcext:value-type="float">
            <text:p>0.34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22" office:value-type="string" calcext:value-type="string">
            <text:p>S_1991_395</text:p>
          </table:table-cell>
          <table:table-cell table:style-name="ce15" office:value-type="float" office:value="0.354" calcext:value-type="float">
            <text:p>0.35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23" office:value-type="string" calcext:value-type="string">
            <text:p>S_1991_398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4" calcext:value-type="float">
            <text:p>0.324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91" calcext:value-type="float">
            <text:p>0.191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25" office:value-type="string" calcext:value-type="string">
            <text:p>H_1978_466</text:p>
          </table:table-cell>
          <table:table-cell table:style-name="ce15" office:value-type="float" office:value="0.256" calcext:value-type="float">
            <text:p>0.25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24" office:value-type="string" calcext:value-type="string">
            <text:p>H_1976_509</text:p>
          </table:table-cell>
          <table:table-cell table:style-name="ce16" office:value-type="float" office:value="0.451" calcext:value-type="float">
            <text:p>0.45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25" office:value-type="string" calcext:value-type="string">
            <text:p>H_1974_527</text:p>
          </table:table-cell>
          <table:table-cell table:style-name="ce15" office:value-type="float" office:value="0.256" calcext:value-type="float">
            <text:p>0.25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24" office:value-type="string" calcext:value-type="string">
            <text:p>H_1973_532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25" office:value-type="string" calcext:value-type="string">
            <text:p>H_1972_545</text:p>
          </table:table-cell>
          <table:table-cell table:style-name="ce15" office:value-type="float" office:value="0.324" calcext:value-type="float">
            <text:p>0.32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23" office:value-type="string" calcext:value-type="string">
            <text:p>S_1992_299</text:p>
          </table:table-cell>
          <table:table-cell table:style-name="ce16" office:value-type="float" office:value="0.417" calcext:value-type="float">
            <text:p>0.41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25" office:value-type="string" calcext:value-type="string">
            <text:p>S_1977_327</text:p>
          </table:table-cell>
          <table:table-cell table:style-name="ce15" office:value-type="float" office:value="0.648" calcext:value-type="float">
            <text:p>0.64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24" office:value-type="string" calcext:value-type="string">
            <text:p>S_1977_330</text:p>
          </table:table-cell>
          <table:table-cell table:style-name="ce16" office:value-type="float" office:value="0.248" calcext:value-type="float">
            <text:p>0.24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25" office:value-type="string" calcext:value-type="string">
            <text:p>S_1978_359</text:p>
          </table:table-cell>
          <table:table-cell table:style-name="ce15" office:value-type="float" office:value="0.448" calcext:value-type="float">
            <text:p>0.44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24" office:value-type="string" calcext:value-type="string">
            <text:p>S_1971_376</text:p>
          </table:table-cell>
          <table:table-cell table:style-name="ce16" office:value-type="float" office:value="0.736" calcext:value-type="float">
            <text:p>0.73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1" calcext:value-type="float">
            <text:p>0.311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692" calcext:value-type="float">
            <text:p>0.692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7" calcext:value-type="float">
            <text:p>0.31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4</text:p>
          </table:table-cell>
          <table:table-cell table:style-name="ce23" office:value-type="string" calcext:value-type="string">
            <text:p>S_1973_388</text:p>
          </table:table-cell>
          <table:table-cell table:style-name="ce16" office:value-type="float" office:value="0.408" calcext:value-type="float">
            <text:p>0.40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S_1973_389</text:p>
          </table:table-cell>
          <table:table-cell table:style-name="ce15" office:value-type="float" office:value="0.279" calcext:value-type="float">
            <text:p>0.27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6</text:p>
          </table:table-cell>
          <table:table-cell table:style-name="ce23" office:value-type="string" calcext:value-type="string">
            <text:p>S_1973_419</text:p>
          </table:table-cell>
          <table:table-cell table:style-name="ce16" office:value-type="float" office:value="0.502" calcext:value-type="float">
            <text:p>0.502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22" office:value-type="string" calcext:value-type="string">
            <text:p>H_1993_488</text:p>
          </table:table-cell>
          <table:table-cell table:style-name="ce15" office:value-type="float" office:value="0.636" calcext:value-type="float">
            <text:p>0.636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8</text:p>
          </table:table-cell>
          <table:table-cell table:style-name="ce23" office:value-type="string" calcext:value-type="string">
            <text:p>H_1992_500</text:p>
          </table:table-cell>
          <table:table-cell table:style-name="ce16" office:value-type="float" office:value="0.405" calcext:value-type="float">
            <text:p>0.405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9</text:p>
          </table:table-cell>
          <table:table-cell table:style-name="ce22" office:value-type="string" calcext:value-type="string">
            <text:p>H_1974_526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10</text:p>
          </table:table-cell>
          <table:table-cell table:style-name="ce23" office:value-type="string" calcext:value-type="string">
            <text:p>H_1972_543</text:p>
          </table:table-cell>
          <table:table-cell table:style-name="ce16" office:value-type="float" office:value="0.726" calcext:value-type="float">
            <text:p>0.726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11</text:p>
          </table:table-cell>
          <table:table-cell table:style-name="ce22" office:value-type="string" calcext:value-type="string">
            <text:p>S_1975_339</text:p>
          </table:table-cell>
          <table:table-cell table:style-name="ce15" office:value-type="float" office:value="0.413" calcext:value-type="float">
            <text:p>0.41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12</text:p>
          </table:table-cell>
          <table:table-cell table:style-name="ce23" office:value-type="string" calcext:value-type="string">
            <text:p>S_1976_348</text:p>
          </table:table-cell>
          <table:table-cell table:style-name="ce16" office:value-type="float" office:value="0.472" calcext:value-type="float">
            <text:p>0.472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" calcext:value-type="float">
            <text:p>0.31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094" calcext:value-type="float">
            <text:p>0.094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22" office:value-type="string" calcext:value-type="string">
            <text:p>S_1978_352</text:p>
          </table:table-cell>
          <table:table-cell table:style-name="ce15" office:value-type="float" office:value="0.349" calcext:value-type="float">
            <text:p>0.34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23" office:value-type="string" calcext:value-type="string">
            <text:p>S_1978_354</text:p>
          </table:table-cell>
          <table:table-cell table:style-name="ce16" office:value-type="float" office:value="0.442" calcext:value-type="float">
            <text:p>0.44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22" office:value-type="string" calcext:value-type="string">
            <text:p>S_1978_355</text:p>
          </table:table-cell>
          <table:table-cell table:style-name="ce15" office:value-type="float" office:value="0.426" calcext:value-type="float">
            <text:p>0.42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23" office:value-type="string" calcext:value-type="string">
            <text:p>S_1979_365</text:p>
          </table:table-cell>
          <table:table-cell table:style-name="ce16" office:value-type="float" office:value="0.476" calcext:value-type="float">
            <text:p>0.47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22" office:value-type="string" calcext:value-type="string">
            <text:p>S_1979_368</text:p>
          </table:table-cell>
          <table:table-cell table:style-name="ce15" office:value-type="float" office:value="0.26" calcext:value-type="float">
            <text:p>0.26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23" office:value-type="string" calcext:value-type="string">
            <text:p>S_1971_373</text:p>
          </table:table-cell>
          <table:table-cell table:style-name="ce16" office:value-type="float" office:value="0.47" calcext:value-type="float">
            <text:p>0.47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22" office:value-type="string" calcext:value-type="string">
            <text:p>S_1973_426</text:p>
          </table:table-cell>
          <table:table-cell table:style-name="ce15" office:value-type="float" office:value="0.521" calcext:value-type="float">
            <text:p>0.52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23" office:value-type="string" calcext:value-type="string">
            <text:p>H_1977_473</text:p>
          </table:table-cell>
          <table:table-cell table:style-name="ce16" office:value-type="float" office:value="0.666" calcext:value-type="float">
            <text:p>0.66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22" office:value-type="string" calcext:value-type="string">
            <text:p>H_1973_533</text:p>
          </table:table-cell>
          <table:table-cell table:style-name="ce15" office:value-type="float" office:value="0.457" calcext:value-type="float">
            <text:p>0.45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23" office:value-type="string" calcext:value-type="string">
            <text:p>S_1977_334</text:p>
          </table:table-cell>
          <table:table-cell table:style-name="ce16" office:value-type="float" office:value="0.478" calcext:value-type="float">
            <text:p>0.47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8" calcext:value-type="float">
            <text:p>0.318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539" calcext:value-type="float">
            <text:p>0.539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1" calcext:value-type="float">
            <text:p>0.291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4</text:p>
          </table:table-cell>
          <table:table-cell table:style-name="ce23" office:value-type="string" calcext:value-type="string">
            <text:p>S_1979_369</text:p>
          </table:table-cell>
          <table:table-cell table:style-name="ce16" office:value-type="float" office:value="0.427" calcext:value-type="float">
            <text:p>0.42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22" office:value-type="string" calcext:value-type="string">
            <text:p>S_1973_387</text:p>
          </table:table-cell>
          <table:table-cell table:style-name="ce15" office:value-type="float" office:value="0.506" calcext:value-type="float">
            <text:p>0.50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6</text:p>
          </table:table-cell>
          <table:table-cell table:style-name="ce23" office:value-type="string" calcext:value-type="string">
            <text:p>S_1973_390</text:p>
          </table:table-cell>
          <table:table-cell table:style-name="ce16" office:value-type="float" office:value="0.426" calcext:value-type="float">
            <text:p>0.42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22" office:value-type="string" calcext:value-type="string">
            <text:p>S_1973_391</text:p>
          </table:table-cell>
          <table:table-cell table:style-name="ce15" office:value-type="float" office:value="0.428" calcext:value-type="float">
            <text:p>0.42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23" office:value-type="string" calcext:value-type="string">
            <text:p>S_1973_418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22" office:value-type="string" calcext:value-type="string">
            <text:p>S_1973_423</text:p>
          </table:table-cell>
          <table:table-cell table:style-name="ce15" office:value-type="float" office:value="0.512" calcext:value-type="float">
            <text:p>0.51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0</text:p>
          </table:table-cell>
          <table:table-cell table:style-name="ce23" office:value-type="string" calcext:value-type="string">
            <text:p>H_1980_443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22" office:value-type="string" calcext:value-type="string">
            <text:p>H_1979_452</text:p>
          </table:table-cell>
          <table:table-cell table:style-name="ce15" office:value-type="float" office:value="0.25" calcext:value-type="float">
            <text:p>0.25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2</text:p>
          </table:table-cell>
          <table:table-cell table:style-name="ce23" office:value-type="string" calcext:value-type="string">
            <text:p>H_1979_456</text:p>
          </table:table-cell>
          <table:table-cell table:style-name="ce16" office:value-type="float" office:value="0.214" calcext:value-type="float">
            <text:p>0.21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36" calcext:value-type="float">
            <text:p>0.23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208" calcext:value-type="float">
            <text:p>0.208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style-name="ce22" office:value-type="string" calcext:value-type="string">
            <text:p>H_1992_499</text:p>
          </table:table-cell>
          <table:table-cell table:style-name="ce15" office:value-type="float" office:value="0.221" calcext:value-type="float">
            <text:p>0.22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4</text:p>
          </table:table-cell>
          <table:table-cell table:style-name="ce23" office:value-type="string" calcext:value-type="string">
            <text:p>H_1975_514</text:p>
          </table:table-cell>
          <table:table-cell table:style-name="ce16" office:value-type="float" office:value="0.165" calcext:value-type="float">
            <text:p>0.16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22" office:value-type="string" calcext:value-type="string">
            <text:p>S_1977_333</text:p>
          </table:table-cell>
          <table:table-cell table:style-name="ce15" office:value-type="float" office:value="0.429" calcext:value-type="float">
            <text:p>0.42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6</text:p>
          </table:table-cell>
          <table:table-cell table:style-name="ce23" office:value-type="string" calcext:value-type="string">
            <text:p>S_1976_344</text:p>
          </table:table-cell>
          <table:table-cell table:style-name="ce16" office:value-type="float" office:value="0.52" calcext:value-type="float">
            <text:p>0.52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7</text:p>
          </table:table-cell>
          <table:table-cell table:style-name="ce22" office:value-type="string" calcext:value-type="string">
            <text:p>S_1976_345</text:p>
          </table:table-cell>
          <table:table-cell table:style-name="ce15" office:value-type="float" office:value="0.262" calcext:value-type="float">
            <text:p>0.26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8</text:p>
          </table:table-cell>
          <table:table-cell table:style-name="ce23" office:value-type="string" calcext:value-type="string">
            <text:p>S_1978_350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9</text:p>
          </table:table-cell>
          <table:table-cell table:style-name="ce22" office:value-type="string" calcext:value-type="string">
            <text:p>S_1978_353</text:p>
          </table:table-cell>
          <table:table-cell table:style-name="ce15" office:value-type="float" office:value="0.526" calcext:value-type="float">
            <text:p>0.52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0</text:p>
          </table:table-cell>
          <table:table-cell table:style-name="ce23" office:value-type="string" calcext:value-type="string">
            <text:p>S_1978_361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22" office:value-type="string" calcext:value-type="string">
            <text:p>S_1979_363</text:p>
          </table:table-cell>
          <table:table-cell table:style-name="ce15" office:value-type="float" office:value="0.394" calcext:value-type="float">
            <text:p>0.39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2</text:p>
          </table:table-cell>
          <table:table-cell table:style-name="ce23" office:value-type="string" calcext:value-type="string">
            <text:p>H_1977_474</text:p>
          </table:table-cell>
          <table:table-cell table:style-name="ce16" office:value-type="float" office:value="0.178" calcext:value-type="float">
            <text:p>0.178</text:p>
          </table:table-cell>
          <table:table-cell table:style-name="ce16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X5_NEW" table:style-name="ta5">
        <table:table-column table:style-name="co1" table:default-cell-style-name="ce5"/>
        <table:table-column table:style-name="co2" table:default-cell-style-name="ce2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Box nr or name: </text:p>
          </table:table-cell>
          <table:table-cell table:style-name="ce20" office:value-type="string" calcext:value-type="string">
            <text:p>BOX5_NEW</text:p>
          </table:table-cell>
          <table:table-cell table:style-name="ce27" office:value-type="string" calcext:value-type="string">
            <text:p>TEMPLATE FOR NORMAL SAMPLES &gt; 300 µg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20" office:value-type="string" calcext:value-type="string">
            <text:p>20/10/201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ype of sample:</text:p>
          </table:table-cell>
          <table:table-cell table:style-name="ce20" office:value-type="string" calcext:value-type="string">
            <text:p>SO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ox pos</text:p>
          </table:table-cell>
          <table:table-cell table:style-name="ce21" office:value-type="string" calcext:value-type="string">
            <text:p>Name</text:p>
          </table:table-cell>
          <table:table-cell table:style-name="ce14" office:value-type="string" calcext:value-type="string">
            <text:p>Measured Weigth (mg)</text:p>
          </table:table-cell>
          <table:table-cell table:style-name="ce14" office:value-type="string" calcext:value-type="string">
            <text:p>Target Weigth (m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3" calcext:value-type="float">
            <text:p>0.313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687" calcext:value-type="float">
            <text:p>0.687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9" calcext:value-type="float">
            <text:p>0.31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23" office:value-type="string" calcext:value-type="string">
            <text:p>H_1993_482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H_1992_492</text:p>
          </table:table-cell>
          <table:table-cell table:style-name="ce15" office:value-type="float" office:value="0.175" calcext:value-type="float">
            <text:p>0.17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23" office:value-type="string" calcext:value-type="string">
            <text:p>H_1975_516</text:p>
          </table:table-cell>
          <table:table-cell table:style-name="ce16" office:value-type="float" office:value="0.22" calcext:value-type="float">
            <text:p>0.22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H_1973_537</text:p>
          </table:table-cell>
          <table:table-cell table:style-name="ce15" office:value-type="float" office:value="0.193" calcext:value-type="float">
            <text:p>0.19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23" office:value-type="string" calcext:value-type="string">
            <text:p>S_1992_303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S_1977_331</text:p>
          </table:table-cell>
          <table:table-cell table:style-name="ce15" office:value-type="float" office:value="0.701" calcext:value-type="float">
            <text:p>0.70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23" office:value-type="string" calcext:value-type="string">
            <text:p>S_1977_332</text:p>
          </table:table-cell>
          <table:table-cell table:style-name="ce16" office:value-type="float" office:value="0.849" calcext:value-type="float">
            <text:p>0.84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22" office:value-type="string" calcext:value-type="string">
            <text:p>S_1977_335</text:p>
          </table:table-cell>
          <table:table-cell table:style-name="ce15" office:value-type="float" office:value="0.592" calcext:value-type="float">
            <text:p>0.59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23" office:value-type="string" calcext:value-type="string">
            <text:p>S_1979_364</text:p>
          </table:table-cell>
          <table:table-cell table:style-name="ce16" office:value-type="float" office:value="0.667" calcext:value-type="float">
            <text:p>0.66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" calcext:value-type="float">
            <text:p>0.29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11" calcext:value-type="float">
            <text:p>0.111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S_1979_366</text:p>
          </table:table-cell>
          <table:table-cell table:style-name="ce15" office:value-type="float" office:value="0.746" calcext:value-type="float">
            <text:p>0.74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4</text:p>
          </table:table-cell>
          <table:table-cell table:style-name="ce23" office:value-type="string" calcext:value-type="string">
            <text:p>S_1973_427</text:p>
          </table:table-cell>
          <table:table-cell table:style-name="ce16" office:value-type="float" office:value="0.346" calcext:value-type="float">
            <text:p>0.34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H_1980_442</text:p>
          </table:table-cell>
          <table:table-cell table:style-name="ce15" office:value-type="float" office:value="0.634" calcext:value-type="float">
            <text:p>0.63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6</text:p>
          </table:table-cell>
          <table:table-cell table:style-name="ce23" office:value-type="string" calcext:value-type="string">
            <text:p>H_1978_468</text:p>
          </table:table-cell>
          <table:table-cell table:style-name="ce16" office:value-type="float" office:value="0.399" calcext:value-type="float">
            <text:p>0.39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H_1976_507</text:p>
          </table:table-cell>
          <table:table-cell table:style-name="ce15" office:value-type="float" office:value="0.678" calcext:value-type="float">
            <text:p>0.67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24" office:value-type="string" calcext:value-type="string">
            <text:p>H_1974_530</text:p>
          </table:table-cell>
          <table:table-cell table:style-name="ce16" office:value-type="float" office:value="0.416" calcext:value-type="float">
            <text:p>0.4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25" office:value-type="string" calcext:value-type="string">
            <text:p>H_1973_541</text:p>
          </table:table-cell>
          <table:table-cell table:style-name="ce15" office:value-type="float" office:value="0.536" calcext:value-type="float">
            <text:p>0.53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24" office:value-type="string" calcext:value-type="string">
            <text:p>S_1974_324</text:p>
          </table:table-cell>
          <table:table-cell table:style-name="ce16" office:value-type="float" office:value="0.531" calcext:value-type="float">
            <text:p>0.53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25" office:value-type="string" calcext:value-type="string">
            <text:p>S_1977_325</text:p>
          </table:table-cell>
          <table:table-cell table:style-name="ce15" office:value-type="float" office:value="0.54" calcext:value-type="float">
            <text:p>0.54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2</text:p>
          </table:table-cell>
          <table:table-cell table:style-name="ce23" office:value-type="string" calcext:value-type="string">
            <text:p>S_1975_338</text:p>
          </table:table-cell>
          <table:table-cell table:style-name="ce16" office:value-type="float" office:value="0.327" calcext:value-type="float">
            <text:p>0.32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3" calcext:value-type="float">
            <text:p>0.323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23" office:value-type="string" calcext:value-type="string">
            <text:p>GEL A</text:p>
          </table:table-cell>
          <table:table-cell table:number-columns-repeated="2"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3" calcext:value-type="float">
            <text:p>0.33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23" office:value-type="string" calcext:value-type="string">
            <text:p>S_1974_341</text:p>
          </table:table-cell>
          <table:table-cell table:style-name="ce16" office:value-type="float" office:value="0.436" calcext:value-type="float">
            <text:p>0.43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S_1974_342</text:p>
          </table:table-cell>
          <table:table-cell table:style-name="ce15" office:value-type="float" office:value="0.335" calcext:value-type="float">
            <text:p>0.33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23" office:value-type="string" calcext:value-type="string">
            <text:p>S_1978_357</text:p>
          </table:table-cell>
          <table:table-cell table:style-name="ce16" office:value-type="float" office:value="0.342" calcext:value-type="float">
            <text:p>0.34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S_1979_367</text:p>
          </table:table-cell>
          <table:table-cell table:style-name="ce15" office:value-type="float" office:value="0.309" calcext:value-type="float">
            <text:p>0.30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23" office:value-type="string" calcext:value-type="string">
            <text:p>S_1979_371</text:p>
          </table:table-cell>
          <table:table-cell table:style-name="ce16" office:value-type="float" office:value="0.31" calcext:value-type="float">
            <text:p>0.31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S_1971_377</text:p>
          </table:table-cell>
          <table:table-cell table:style-name="ce15" office:value-type="float" office:value="0.271" calcext:value-type="float">
            <text:p>0.27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23" office:value-type="string" calcext:value-type="string">
            <text:p>S_1973_425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22" office:value-type="string" calcext:value-type="string">
            <text:p>H_1979_460</text:p>
          </table:table-cell>
          <table:table-cell table:style-name="ce15" office:value-type="float" office:value="0.286" calcext:value-type="float">
            <text:p>0.28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23" office:value-type="string" calcext:value-type="string">
            <text:p>H_1977_471</text:p>
          </table:table-cell>
          <table:table-cell table:style-name="ce16" office:value-type="float" office:value="0.451" calcext:value-type="float">
            <text:p>0.45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89" calcext:value-type="float">
            <text:p>0.28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3" office:value-type="string" calcext:value-type="string">
            <text:p>GEL A</text:p>
          </table:table-cell>
          <table:table-cell table:number-columns-repeated="2"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25" office:value-type="string" calcext:value-type="string">
            <text:p>S_1977_328</text:p>
          </table:table-cell>
          <table:table-cell table:style-name="ce15" office:value-type="float" office:value="0.982" calcext:value-type="float">
            <text:p>0.98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24" office:value-type="string" calcext:value-type="string">
            <text:p>S_1977_329</text:p>
          </table:table-cell>
          <table:table-cell table:style-name="ce16" office:value-type="float" office:value="0.726" calcext:value-type="float">
            <text:p>0.72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25" office:value-type="string" calcext:value-type="string">
            <text:p>S_1975_337</text:p>
          </table:table-cell>
          <table:table-cell table:style-name="ce15" office:value-type="float" office:value="0.727" calcext:value-type="float">
            <text:p>0.72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24" office:value-type="string" calcext:value-type="string">
            <text:p>S_1974_340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25" office:value-type="string" calcext:value-type="string">
            <text:p>S_1976_346</text:p>
          </table:table-cell>
          <table:table-cell table:style-name="ce15" office:value-type="float" office:value="0.771" calcext:value-type="float">
            <text:p>0.77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23" office:value-type="string" calcext:value-type="string">
            <text:p>S_1978_349</text:p>
          </table:table-cell>
          <table:table-cell table:style-name="ce16" office:value-type="float" office:value="0.79" calcext:value-type="float">
            <text:p>0.79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25" office:value-type="string" calcext:value-type="string">
            <text:p>H_1977_479</text:p>
          </table:table-cell>
          <table:table-cell table:style-name="ce15" office:value-type="float" office:value="0.985" calcext:value-type="float">
            <text:p>0.98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24" office:value-type="string" calcext:value-type="string">
            <text:p>H_1976_506</text:p>
          </table:table-cell>
          <table:table-cell table:style-name="ce16" office:value-type="float" office:value="0.918" calcext:value-type="float">
            <text:p>0.91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25" office:value-type="string" calcext:value-type="string">
            <text:p>H_1975_519</text:p>
          </table:table-cell>
          <table:table-cell table:style-name="ce15" office:value-type="float" office:value="0.762" calcext:value-type="float">
            <text:p>0.76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24" office:value-type="string" calcext:value-type="string">
            <text:p>H_1973_536</text:p>
          </table:table-cell>
          <table:table-cell table:style-name="ce16" office:value-type="float" office:value="0.83" calcext:value-type="float">
            <text:p>0.83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5" calcext:value-type="float">
            <text:p>0.305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724" calcext:value-type="float">
            <text:p>0.724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34" calcext:value-type="float">
            <text:p>0.334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4</text:p>
          </table:table-cell>
          <table:table-cell table:style-name="ce23" office:value-type="string" calcext:value-type="string">
            <text:p>H_1972_544</text:p>
          </table:table-cell>
          <table:table-cell table:style-name="ce16" office:value-type="float" office:value="0.91" calcext:value-type="float">
            <text:p>0.91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H_1972_547</text:p>
          </table:table-cell>
          <table:table-cell table:style-name="ce15" office:value-type="float" office:value="0.453" calcext:value-type="float">
            <text:p>0.45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6</text:p>
          </table:table-cell>
          <table:table-cell table:style-name="ce23" office:value-type="string" calcext:value-type="string">
            <text:p>S_1976_343</text:p>
          </table:table-cell>
          <table:table-cell table:style-name="ce16" office:value-type="float" office:value="0.285" calcext:value-type="float">
            <text:p>0.285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22" office:value-type="string" calcext:value-type="string">
            <text:p>S_1971_378</text:p>
          </table:table-cell>
          <table:table-cell table:style-name="ce15" office:value-type="float" office:value="0.281" calcext:value-type="float">
            <text:p>0.281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8</text:p>
          </table:table-cell>
          <table:table-cell table:style-name="ce23" office:value-type="string" calcext:value-type="string">
            <text:p>S_1971_381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9</text:p>
          </table:table-cell>
          <table:table-cell table:style-name="ce22" office:value-type="string" calcext:value-type="string">
            <text:p>S_1980_406</text:p>
          </table:table-cell>
          <table:table-cell table:style-name="ce15" office:value-type="float" office:value="0.357" calcext:value-type="float">
            <text:p>0.357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10</text:p>
          </table:table-cell>
          <table:table-cell table:style-name="ce23" office:value-type="string" calcext:value-type="string">
            <text:p>S_1980_408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11</text:p>
          </table:table-cell>
          <table:table-cell table:style-name="ce22" office:value-type="string" calcext:value-type="string">
            <text:p>S_1970_415</text:p>
          </table:table-cell>
          <table:table-cell table:style-name="ce15" office:value-type="float" office:value="0.508" calcext:value-type="float">
            <text:p>0.50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12</text:p>
          </table:table-cell>
          <table:table-cell table:style-name="ce23" office:value-type="string" calcext:value-type="string">
            <text:p>H_1991_430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6" calcext:value-type="float">
            <text:p>0.30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22" office:value-type="string" calcext:value-type="string">
            <text:p>H_1991_437</text:p>
          </table:table-cell>
          <table:table-cell table:style-name="ce15" office:value-type="float" office:value="0.435" calcext:value-type="float">
            <text:p>0.43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23" office:value-type="string" calcext:value-type="string">
            <text:p>H_1980_441</text:p>
          </table:table-cell>
          <table:table-cell table:style-name="ce16" office:value-type="float" office:value="0.221" calcext:value-type="float">
            <text:p>0.22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22" office:value-type="string" calcext:value-type="string">
            <text:p>H_1979_454</text:p>
          </table:table-cell>
          <table:table-cell table:style-name="ce15" office:value-type="float" office:value="0.411" calcext:value-type="float">
            <text:p>0.41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23" office:value-type="string" calcext:value-type="string">
            <text:p>H_1977_472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22" office:value-type="string" calcext:value-type="string">
            <text:p>H_1993_489</text:p>
          </table:table-cell>
          <table:table-cell table:style-name="ce15" office:value-type="float" office:value="0.272" calcext:value-type="float">
            <text:p>0.27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23" office:value-type="string" calcext:value-type="string">
            <text:p>S_1992_298</text:p>
          </table:table-cell>
          <table:table-cell table:style-name="ce16" office:value-type="float" office:value="0.852" calcext:value-type="float">
            <text:p>0.85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22" office:value-type="string" calcext:value-type="string">
            <text:p>S_1977_326</text:p>
          </table:table-cell>
          <table:table-cell table:style-name="ce15" office:value-type="float" office:value="0.955" calcext:value-type="float">
            <text:p>0.95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23" office:value-type="string" calcext:value-type="string">
            <text:p>S_1975_336</text:p>
          </table:table-cell>
          <table:table-cell table:style-name="ce16" office:value-type="float" office:value="0.565" calcext:value-type="float">
            <text:p>0.56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22" office:value-type="string" calcext:value-type="string">
            <text:p>S_1978_351</text:p>
          </table:table-cell>
          <table:table-cell table:style-name="ce15" office:value-type="float" office:value="0.815" calcext:value-type="float">
            <text:p>0.81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23" office:value-type="string" calcext:value-type="string">
            <text:p>S_1979_370</text:p>
          </table:table-cell>
          <table:table-cell table:style-name="ce16" office:value-type="float" office:value="0.952" calcext:value-type="float">
            <text:p>0.95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4" calcext:value-type="float">
            <text:p>0.340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523" calcext:value-type="float">
            <text:p>0.523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8" calcext:value-type="float">
            <text:p>0.318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4</text:p>
          </table:table-cell>
          <table:table-cell table:style-name="ce23" office:value-type="string" calcext:value-type="string">
            <text:p>S_1971_382</text:p>
          </table:table-cell>
          <table:table-cell table:style-name="ce16" office:value-type="float" office:value="0.633" calcext:value-type="float">
            <text:p>0.63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22" office:value-type="string" calcext:value-type="string">
            <text:p>S_1991_399</text:p>
          </table:table-cell>
          <table:table-cell table:style-name="ce15" office:value-type="float" office:value="0.745" calcext:value-type="float">
            <text:p>0.74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6</text:p>
          </table:table-cell>
          <table:table-cell table:style-name="ce23" office:value-type="string" calcext:value-type="string">
            <text:p>S_1980_402</text:p>
          </table:table-cell>
          <table:table-cell table:style-name="ce16" office:value-type="float" office:value="0.91" calcext:value-type="float">
            <text:p>0.91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22" office:value-type="string" calcext:value-type="string">
            <text:p>S_1980_404</text:p>
          </table:table-cell>
          <table:table-cell table:style-name="ce15" office:value-type="float" office:value="0.876" calcext:value-type="float">
            <text:p>0.8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23" office:value-type="string" calcext:value-type="string">
            <text:p>S_1980_407</text:p>
          </table:table-cell>
          <table:table-cell table:style-name="ce16" office:value-type="float" office:value="0.887" calcext:value-type="float">
            <text:p>0.88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22" office:value-type="string" calcext:value-type="string">
            <text:p>H_1992_498</text:p>
          </table:table-cell>
          <table:table-cell table:style-name="ce15" office:value-type="float" office:value="0.821" calcext:value-type="float">
            <text:p>0.82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0</text:p>
          </table:table-cell>
          <table:table-cell table:style-name="ce23" office:value-type="string" calcext:value-type="string">
            <text:p>H_1975_512</text:p>
          </table:table-cell>
          <table:table-cell table:style-name="ce16" office:value-type="float" office:value="0.802" calcext:value-type="float">
            <text:p>0.80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22" office:value-type="string" calcext:value-type="string">
            <text:p>S_1974_322</text:p>
          </table:table-cell>
          <table:table-cell table:style-name="ce15" office:value-type="float" office:value="0.402" calcext:value-type="float">
            <text:p>0.40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2</text:p>
          </table:table-cell>
          <table:table-cell table:style-name="ce23" office:value-type="string" calcext:value-type="string">
            <text:p>S_1971_375</text:p>
          </table:table-cell>
          <table:table-cell table:style-name="ce16" office:value-type="float" office:value="0.699" calcext:value-type="float">
            <text:p>0.69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2" calcext:value-type="float">
            <text:p>0.30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23" office:value-type="string" calcext:value-type="string">
            <text:p>GEL A</text:p>
          </table:table-cell>
          <table:table-cell table:number-columns-repeated="2"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style-name="ce22" office:value-type="string" calcext:value-type="string">
            <text:p>S_1991_396</text:p>
          </table:table-cell>
          <table:table-cell table:style-name="ce15" office:value-type="float" office:value="0.409" calcext:value-type="float">
            <text:p>0.40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4</text:p>
          </table:table-cell>
          <table:table-cell table:style-name="ce23" office:value-type="string" calcext:value-type="string">
            <text:p>S_1980_403</text:p>
          </table:table-cell>
          <table:table-cell table:style-name="ce16" office:value-type="float" office:value="0.648" calcext:value-type="float">
            <text:p>0.64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22" office:value-type="string" calcext:value-type="string">
            <text:p>S_1970_412</text:p>
          </table:table-cell>
          <table:table-cell table:style-name="ce15" office:value-type="float" office:value="0.551" calcext:value-type="float">
            <text:p>0.55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6</text:p>
          </table:table-cell>
          <table:table-cell table:style-name="ce23" office:value-type="string" calcext:value-type="string">
            <text:p>S_1970_414</text:p>
          </table:table-cell>
          <table:table-cell table:style-name="ce16" office:value-type="float" office:value="0.969" calcext:value-type="float">
            <text:p>0.96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7</text:p>
          </table:table-cell>
          <table:table-cell table:style-name="ce22" office:value-type="string" calcext:value-type="string">
            <text:p>S_1970_417</text:p>
          </table:table-cell>
          <table:table-cell table:style-name="ce15" office:value-type="float" office:value="0.585" calcext:value-type="float">
            <text:p>0.58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8</text:p>
          </table:table-cell>
          <table:table-cell table:style-name="ce23" office:value-type="string" calcext:value-type="string">
            <text:p>S_1973_421</text:p>
          </table:table-cell>
          <table:table-cell table:style-name="ce16" office:value-type="float" office:value="0.67" calcext:value-type="float">
            <text:p>0.67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9</text:p>
          </table:table-cell>
          <table:table-cell table:style-name="ce22" office:value-type="string" calcext:value-type="string">
            <text:p>H_1980_440</text:p>
          </table:table-cell>
          <table:table-cell table:style-name="ce15" office:value-type="float" office:value="0.751" calcext:value-type="float">
            <text:p>0.75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0</text:p>
          </table:table-cell>
          <table:table-cell table:style-name="ce23" office:value-type="string" calcext:value-type="string">
            <text:p>H_1992_491</text:p>
          </table:table-cell>
          <table:table-cell table:style-name="ce16" office:value-type="float" office:value="0.69" calcext:value-type="float">
            <text:p>0.69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22" office:value-type="string" calcext:value-type="string">
            <text:p>H_1976_502</text:p>
          </table:table-cell>
          <table:table-cell table:style-name="ce15" office:value-type="float" office:value="0.607" calcext:value-type="float">
            <text:p>0.60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2</text:p>
          </table:table-cell>
          <table:table-cell table:style-name="ce23" office:value-type="string" calcext:value-type="string">
            <text:p>H_1973_539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X6_NEW" table:style-name="ta6">
        <table:table-column table:style-name="co1" table:default-cell-style-name="ce5"/>
        <table:table-column table:style-name="co2" table:default-cell-style-name="ce2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Box nr or name: </text:p>
          </table:table-cell>
          <table:table-cell table:style-name="ce20" office:value-type="string" calcext:value-type="string">
            <text:p>BOX6_NEW</text:p>
          </table:table-cell>
          <table:table-cell table:style-name="ce27" office:value-type="string" calcext:value-type="string">
            <text:p>TEMPLATE FOR NORMAL SAMPLES &gt; 300 µg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20" office:value-type="string" calcext:value-type="string">
            <text:p>23/10/201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ype of sample:</text:p>
          </table:table-cell>
          <table:table-cell table:style-name="ce20" office:value-type="string" calcext:value-type="string">
            <text:p>SO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ox pos</text:p>
          </table:table-cell>
          <table:table-cell table:style-name="ce21" office:value-type="string" calcext:value-type="string">
            <text:p>Name</text:p>
          </table:table-cell>
          <table:table-cell table:style-name="ce14" office:value-type="string" calcext:value-type="string">
            <text:p>Measured Weigth (mg)</text:p>
          </table:table-cell>
          <table:table-cell table:style-name="ce14" office:value-type="string" calcext:value-type="string">
            <text:p>Target Weigth (m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87" calcext:value-type="float">
            <text:p>0.28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688" calcext:value-type="float">
            <text:p>0.688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9" calcext:value-type="float">
            <text:p>0.31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23" office:value-type="string" calcext:value-type="string">
            <text:p>S_1978_358</text:p>
          </table:table-cell>
          <table:table-cell table:style-name="ce16" office:value-type="float" office:value="0.283000000000001" calcext:value-type="float">
            <text:p>0.28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S_1991_392</text:p>
          </table:table-cell>
          <table:table-cell table:style-name="ce15" office:value-type="float" office:value="0.527000000000001" calcext:value-type="float">
            <text:p>0.52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23" office:value-type="string" calcext:value-type="string">
            <text:p>S_1991_394</text:p>
          </table:table-cell>
          <table:table-cell table:style-name="ce16" office:value-type="float" office:value="0.432000000000002" calcext:value-type="float">
            <text:p>0.43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S_1980_409</text:p>
          </table:table-cell>
          <table:table-cell table:style-name="ce15" office:value-type="float" office:value="0.591999999999999" calcext:value-type="float">
            <text:p>0.59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23" office:value-type="string" calcext:value-type="string">
            <text:p>S_1970_413</text:p>
          </table:table-cell>
          <table:table-cell table:style-name="ce16" office:value-type="float" office:value="0.590000000000003" calcext:value-type="float">
            <text:p>0.59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H_1980_444</text:p>
          </table:table-cell>
          <table:table-cell table:style-name="ce15" office:value-type="float" office:value="0.586000000000002" calcext:value-type="float">
            <text:p>0.58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23" office:value-type="string" calcext:value-type="string">
            <text:p>H_1980_446</text:p>
          </table:table-cell>
          <table:table-cell table:style-name="ce16" office:value-type="float" office:value="0.661999999999999" calcext:value-type="float">
            <text:p>0.66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22" office:value-type="string" calcext:value-type="string">
            <text:p>H_1978_462</text:p>
          </table:table-cell>
          <table:table-cell table:style-name="ce15" office:value-type="float" office:value="0.507999999999999" calcext:value-type="float">
            <text:p>0.50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23" office:value-type="string" calcext:value-type="string">
            <text:p>H_1993_485</text:p>
          </table:table-cell>
          <table:table-cell table:style-name="ce16" office:value-type="float" office:value="0.405999999999999" calcext:value-type="float">
            <text:p>0.40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8" calcext:value-type="float">
            <text:p>0.298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115" calcext:value-type="float">
            <text:p>0.115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H_1993_487</text:p>
          </table:table-cell>
          <table:table-cell table:style-name="ce15" office:value-type="float" office:value="0.462" calcext:value-type="float">
            <text:p>0.46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4</text:p>
          </table:table-cell>
          <table:table-cell table:style-name="ce23" office:value-type="string" calcext:value-type="string">
            <text:p>H_1992_494</text:p>
          </table:table-cell>
          <table:table-cell table:style-name="ce16" office:value-type="float" office:value="0.505999999999997" calcext:value-type="float">
            <text:p>0.50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H_1974_528</text:p>
          </table:table-cell>
          <table:table-cell table:style-name="ce15" office:value-type="float" office:value="0.760000000000005" calcext:value-type="float">
            <text:p>0.76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6</text:p>
          </table:table-cell>
          <table:table-cell table:style-name="ce23" office:value-type="string" calcext:value-type="string">
            <text:p>H_1994_241</text:p>
          </table:table-cell>
          <table:table-cell table:style-name="ce16" office:value-type="float" office:value="0.447000000000003" calcext:value-type="float">
            <text:p>0.44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S_1992_295</text:p>
          </table:table-cell>
          <table:table-cell table:style-name="ce15" office:value-type="float" office:value="0.547000000000004" calcext:value-type="float">
            <text:p>0.54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24" office:value-type="string" calcext:value-type="string">
            <text:p>S_1971_372</text:p>
          </table:table-cell>
          <table:table-cell table:style-name="ce16" office:value-type="float" office:value="0.384" calcext:value-type="float">
            <text:p>0.38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25" office:value-type="string" calcext:value-type="string">
            <text:p>S_1971_386</text:p>
          </table:table-cell>
          <table:table-cell table:style-name="ce15" office:value-type="float" office:value="0.211000000000002" calcext:value-type="float">
            <text:p>0.21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24" office:value-type="string" calcext:value-type="string">
            <text:p>H_1991_432</text:p>
          </table:table-cell>
          <table:table-cell table:style-name="ce16" office:value-type="float" office:value="0.359999999999999" calcext:value-type="float">
            <text:p>0.36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25" office:value-type="string" calcext:value-type="string">
            <text:p>H_1991_436</text:p>
          </table:table-cell>
          <table:table-cell table:style-name="ce15" office:value-type="float" office:value="0.717999999999996" calcext:value-type="float">
            <text:p>0.71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2</text:p>
          </table:table-cell>
          <table:table-cell table:style-name="ce23" office:value-type="string" calcext:value-type="string">
            <text:p>H_1979_459</text:p>
          </table:table-cell>
          <table:table-cell table:style-name="ce16" office:value-type="float" office:value="0.243000000000002" calcext:value-type="float">
            <text:p>0.24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4" calcext:value-type="float">
            <text:p>0.294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495" calcext:value-type="float">
            <text:p>0.495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78" calcext:value-type="float">
            <text:p>0.278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23" office:value-type="string" calcext:value-type="string">
            <text:p>H_1992_497</text:p>
          </table:table-cell>
          <table:table-cell table:style-name="ce16" office:value-type="float" office:value="0.824999999999996" calcext:value-type="float">
            <text:p>0.82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H_1976_504</text:p>
          </table:table-cell>
          <table:table-cell table:style-name="ce15" office:value-type="float" office:value="0.291000000000004" calcext:value-type="float">
            <text:p>0.29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23" office:value-type="string" calcext:value-type="string">
            <text:p>H_1975_517</text:p>
          </table:table-cell>
          <table:table-cell table:style-name="ce16" office:value-type="float" office:value="0.638999999999999" calcext:value-type="float">
            <text:p>0.63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H_1973_540</text:p>
          </table:table-cell>
          <table:table-cell table:style-name="ce15" office:value-type="float" office:value="0.789000000000002" calcext:value-type="float">
            <text:p>0.78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23" office:value-type="string" calcext:value-type="string">
            <text:p>S_1993_290</text:p>
          </table:table-cell>
          <table:table-cell table:style-name="ce16" office:value-type="float" office:value="0.685999999999996" calcext:value-type="float">
            <text:p>0.68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S_1978_360</text:p>
          </table:table-cell>
          <table:table-cell table:style-name="ce15" office:value-type="float" office:value="0.467000000000006" calcext:value-type="float">
            <text:p>0.46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23" office:value-type="string" calcext:value-type="string">
            <text:p>H_1991_429</text:p>
          </table:table-cell>
          <table:table-cell table:style-name="ce16" office:value-type="float" office:value="0.713999999999999" calcext:value-type="float">
            <text:p>0.71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22" office:value-type="string" calcext:value-type="string">
            <text:p>H_1991_433</text:p>
          </table:table-cell>
          <table:table-cell table:style-name="ce15" office:value-type="float" office:value="0.521000000000001" calcext:value-type="float">
            <text:p>0.52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23" office:value-type="string" calcext:value-type="string">
            <text:p>H_1980_439</text:p>
          </table:table-cell>
          <table:table-cell table:style-name="ce16" office:value-type="float" office:value="0.395" calcext:value-type="float">
            <text:p>0.39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4" calcext:value-type="float">
            <text:p>0.304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219" calcext:value-type="float">
            <text:p>0.219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25" office:value-type="string" calcext:value-type="string">
            <text:p>H_1980_445</text:p>
          </table:table-cell>
          <table:table-cell table:style-name="ce15" office:value-type="float" office:value="0.603000000000005" calcext:value-type="float">
            <text:p>0.60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24" office:value-type="string" calcext:value-type="string">
            <text:p>H_1978_467</text:p>
          </table:table-cell>
          <table:table-cell table:style-name="ce16" office:value-type="float" office:value="0.787999999999997" calcext:value-type="float">
            <text:p>0.78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25" office:value-type="string" calcext:value-type="string">
            <text:p>H_1993_490</text:p>
          </table:table-cell>
          <table:table-cell table:style-name="ce15" office:value-type="float" office:value="0.602000000000004" calcext:value-type="float">
            <text:p>0.60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24" office:value-type="string" calcext:value-type="string">
            <text:p>H_1975_518</text:p>
          </table:table-cell>
          <table:table-cell table:style-name="ce16" office:value-type="float" office:value="0.396000000000001" calcext:value-type="float">
            <text:p>0.39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25" office:value-type="string" calcext:value-type="string">
            <text:p>H_1974_525</text:p>
          </table:table-cell>
          <table:table-cell table:style-name="ce15" office:value-type="float" office:value="0.428999999999999" calcext:value-type="float">
            <text:p>0.429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23" office:value-type="string" calcext:value-type="string">
            <text:p>H_1974_531</text:p>
          </table:table-cell>
          <table:table-cell table:style-name="ce16" office:value-type="float" office:value="0.175000000000001" calcext:value-type="float">
            <text:p>0.17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25" office:value-type="string" calcext:value-type="string">
            <text:p>H_1972_551</text:p>
          </table:table-cell>
          <table:table-cell table:style-name="ce15" office:value-type="float" office:value="0.202000000000002" calcext:value-type="float">
            <text:p>0.20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24" office:value-type="string" calcext:value-type="string">
            <text:p>S_1973_422</text:p>
          </table:table-cell>
          <table:table-cell table:style-name="ce16" office:value-type="float" office:value="0.537999999999997" calcext:value-type="float">
            <text:p>0.53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25" office:value-type="string" calcext:value-type="string">
            <text:p>H_1980_447</text:p>
          </table:table-cell>
          <table:table-cell table:style-name="ce15" office:value-type="float" office:value="0.631" calcext:value-type="float">
            <text:p>0.63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24" office:value-type="string" calcext:value-type="string">
            <text:p>H_1979_455</text:p>
          </table:table-cell>
          <table:table-cell table:style-name="ce16" office:value-type="float" office:value="0.731000000000002" calcext:value-type="float">
            <text:p>0.73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7" calcext:value-type="float">
            <text:p>0.32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738" calcext:value-type="float">
            <text:p>0.738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2" calcext:value-type="float">
            <text:p>0.32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4</text:p>
          </table:table-cell>
          <table:table-cell table:style-name="ce23" office:value-type="string" calcext:value-type="string">
            <text:p>H_1979_457</text:p>
          </table:table-cell>
          <table:table-cell table:style-name="ce16" office:value-type="float" office:value="0.843999999999998" calcext:value-type="float">
            <text:p>0.84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H_1979_458</text:p>
          </table:table-cell>
          <table:table-cell table:style-name="ce15" office:value-type="float" office:value="0.502000000000002" calcext:value-type="float">
            <text:p>0.50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6</text:p>
          </table:table-cell>
          <table:table-cell table:style-name="ce23" office:value-type="string" calcext:value-type="string">
            <text:p>H_1978_464</text:p>
          </table:table-cell>
          <table:table-cell table:style-name="ce16" office:value-type="float" office:value="0.194000000000003" calcext:value-type="float">
            <text:p>0.19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22" office:value-type="string" calcext:value-type="string">
            <text:p>H_1978_465</text:p>
          </table:table-cell>
          <table:table-cell table:style-name="ce15" office:value-type="float" office:value="0.779999999999994" calcext:value-type="float">
            <text:p>0.78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8</text:p>
          </table:table-cell>
          <table:table-cell table:style-name="ce23" office:value-type="string" calcext:value-type="string">
            <text:p>H_1976_501</text:p>
          </table:table-cell>
          <table:table-cell table:style-name="ce16" office:value-type="float" office:value="0.283999999999999" calcext:value-type="float">
            <text:p>0.28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9</text:p>
          </table:table-cell>
          <table:table-cell table:style-name="ce22" office:value-type="string" calcext:value-type="string">
            <text:p>H_1974_523</text:p>
          </table:table-cell>
          <table:table-cell table:style-name="ce15" office:value-type="float" office:value="0.410000000000004" calcext:value-type="float">
            <text:p>0.410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E10</text:p>
          </table:table-cell>
          <table:table-cell table:style-name="ce23" office:value-type="string" calcext:value-type="string">
            <text:p>H_1974_529</text:p>
          </table:table-cell>
          <table:table-cell table:style-name="ce16" office:value-type="float" office:value="0.458000000000002" calcext:value-type="float">
            <text:p>0.458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11</text:p>
          </table:table-cell>
          <table:table-cell table:style-name="ce22" office:value-type="string" calcext:value-type="string">
            <text:p>H_1973_534</text:p>
          </table:table-cell>
          <table:table-cell table:style-name="ce15" office:value-type="float" office:value="0.512999999999998" calcext:value-type="float">
            <text:p>0.51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12</text:p>
          </table:table-cell>
          <table:table-cell table:style-name="ce23" office:value-type="string" calcext:value-type="string">
            <text:p>H_1972_549</text:p>
          </table:table-cell>
          <table:table-cell table:style-name="ce16" office:value-type="float" office:value="0.899000000000001" calcext:value-type="float">
            <text:p>0.899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9" calcext:value-type="float">
            <text:p>0.299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23" office:value-type="string" calcext:value-type="string">
            <text:p>GEL A</text:p>
          </table:table-cell>
          <table:table-cell table:number-columns-repeated="2"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22" office:value-type="string" calcext:value-type="string">
            <text:p>S_1974_323</text:p>
          </table:table-cell>
          <table:table-cell table:style-name="ce15" office:value-type="float" office:value="0.572999999999997" calcext:value-type="float">
            <text:p>0.57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23" office:value-type="string" calcext:value-type="string">
            <text:p>S_1991_397</text:p>
          </table:table-cell>
          <table:table-cell table:style-name="ce16" office:value-type="float" office:value="0.492000000000001" calcext:value-type="float">
            <text:p>0.49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22" office:value-type="string" calcext:value-type="string">
            <text:p>S_1980_411</text:p>
          </table:table-cell>
          <table:table-cell table:style-name="ce15" office:value-type="float" office:value="0.326000000000001" calcext:value-type="float">
            <text:p>0.32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23" office:value-type="string" calcext:value-type="string">
            <text:p>H_1991_431</text:p>
          </table:table-cell>
          <table:table-cell table:style-name="ce16" office:value-type="float" office:value="0.483000000000004" calcext:value-type="float">
            <text:p>0.48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22" office:value-type="string" calcext:value-type="string">
            <text:p>H_1979_453</text:p>
          </table:table-cell>
          <table:table-cell table:style-name="ce15" office:value-type="float" office:value="0.340999999999994" calcext:value-type="float">
            <text:p>0.34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23" office:value-type="string" calcext:value-type="string">
            <text:p>H_1978_463</text:p>
          </table:table-cell>
          <table:table-cell table:style-name="ce16" office:value-type="float" office:value="0.289999999999999" calcext:value-type="float">
            <text:p>0.29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22" office:value-type="string" calcext:value-type="string">
            <text:p>H_1977_477</text:p>
          </table:table-cell>
          <table:table-cell table:style-name="ce15" office:value-type="float" office:value="0.451000000000001" calcext:value-type="float">
            <text:p>0.45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23" office:value-type="string" calcext:value-type="string">
            <text:p>H_1993_486</text:p>
          </table:table-cell>
          <table:table-cell table:style-name="ce16" office:value-type="float" office:value="0.446999999999999" calcext:value-type="float">
            <text:p>0.44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22" office:value-type="string" calcext:value-type="string">
            <text:p>H_1992_495</text:p>
          </table:table-cell>
          <table:table-cell table:style-name="ce15" office:value-type="float" office:value="0.312999999999999" calcext:value-type="float">
            <text:p>0.31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23" office:value-type="string" calcext:value-type="string">
            <text:p>H_1976_510</text:p>
          </table:table-cell>
          <table:table-cell table:style-name="ce16" office:value-type="float" office:value="0.323000000000004" calcext:value-type="float">
            <text:p>0.32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5" calcext:value-type="float">
            <text:p>0.295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506" calcext:value-type="float">
            <text:p>0.506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25" calcext:value-type="float">
            <text:p>0.325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4</text:p>
          </table:table-cell>
          <table:table-cell table:style-name="ce23" office:value-type="string" calcext:value-type="string">
            <text:p>H_1975_520</text:p>
          </table:table-cell>
          <table:table-cell table:style-name="ce16" office:value-type="float" office:value="0.304000000000002" calcext:value-type="float">
            <text:p>0.30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22" office:value-type="string" calcext:value-type="string">
            <text:p>H_1973_538</text:p>
          </table:table-cell>
          <table:table-cell table:style-name="ce15" office:value-type="float" office:value="0.576000000000001" calcext:value-type="float">
            <text:p>0.5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6</text:p>
          </table:table-cell>
          <table:table-cell table:style-name="ce23" office:value-type="string" calcext:value-type="string">
            <text:p>S_1976_347</text:p>
          </table:table-cell>
          <table:table-cell table:style-name="ce16" office:value-type="float" office:value="0.663999999999998" calcext:value-type="float">
            <text:p>0.66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22" office:value-type="string" calcext:value-type="string">
            <text:p>S_1980_400</text:p>
          </table:table-cell>
          <table:table-cell table:style-name="ce15" office:value-type="float" office:value="0.657000000000004" calcext:value-type="float">
            <text:p>0.65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23" office:value-type="string" calcext:value-type="string">
            <text:p>S_1980_401</text:p>
          </table:table-cell>
          <table:table-cell table:style-name="ce16" office:value-type="float" office:value="0.366" calcext:value-type="float">
            <text:p>0.36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22" office:value-type="string" calcext:value-type="string">
            <text:p>S_1973_424</text:p>
          </table:table-cell>
          <table:table-cell table:style-name="ce15" office:value-type="float" office:value="0.380000000000003" calcext:value-type="float">
            <text:p>0.38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0</text:p>
          </table:table-cell>
          <table:table-cell table:style-name="ce23" office:value-type="string" calcext:value-type="string">
            <text:p>H_1991_435</text:p>
          </table:table-cell>
          <table:table-cell table:style-name="ce16" office:value-type="float" office:value="0.264999999999993" calcext:value-type="float">
            <text:p>0.26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22" office:value-type="string" calcext:value-type="string">
            <text:p>H_1991_438</text:p>
          </table:table-cell>
          <table:table-cell table:style-name="ce15" office:value-type="float" office:value="0.495999999999995" calcext:value-type="float">
            <text:p>0.49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G12</text:p>
          </table:table-cell>
          <table:table-cell table:style-name="ce23" office:value-type="string" calcext:value-type="string">
            <text:p>H_1980_449</text:p>
          </table:table-cell>
          <table:table-cell table:style-name="ce16" office:value-type="float" office:value="0.494" calcext:value-type="float">
            <text:p>0.49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6" calcext:value-type="float">
            <text:p>0.31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214" calcext:value-type="float">
            <text:p>0.214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style-name="ce22" office:value-type="string" calcext:value-type="string">
            <text:p>H_1978_469</text:p>
          </table:table-cell>
          <table:table-cell table:style-name="ce15" office:value-type="float" office:value="0.384" calcext:value-type="float">
            <text:p>0.38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4</text:p>
          </table:table-cell>
          <table:table-cell table:style-name="ce23" office:value-type="string" calcext:value-type="string">
            <text:p>H_1993_481</text:p>
          </table:table-cell>
          <table:table-cell table:style-name="ce16" office:value-type="float" office:value="0.461999999999996" calcext:value-type="float">
            <text:p>0.46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22" office:value-type="string" calcext:value-type="string">
            <text:p>H_1992_493</text:p>
          </table:table-cell>
          <table:table-cell table:style-name="ce15" office:value-type="float" office:value="0.582000000000001" calcext:value-type="float">
            <text:p>0.58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6</text:p>
          </table:table-cell>
          <table:table-cell table:style-name="ce23" office:value-type="string" calcext:value-type="string">
            <text:p>H_1975_515</text:p>
          </table:table-cell>
          <table:table-cell table:style-name="ce16" office:value-type="float" office:value="0.57" calcext:value-type="float">
            <text:p>0.57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7</text:p>
          </table:table-cell>
          <table:table-cell table:style-name="ce22" office:value-type="string" calcext:value-type="string">
            <text:p>H_1972_550</text:p>
          </table:table-cell>
          <table:table-cell table:style-name="ce15" office:value-type="float" office:value="0.203000000000003" calcext:value-type="float">
            <text:p>0.20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8</text:p>
          </table:table-cell>
          <table:table-cell table:style-name="ce23" office:value-type="string" calcext:value-type="string">
            <text:p>H_2003_271</text:p>
          </table:table-cell>
          <table:table-cell table:style-name="ce16" office:value-type="float" office:value="0.670999999999999" calcext:value-type="float">
            <text:p>0.67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9</text:p>
          </table:table-cell>
          <table:table-cell table:style-name="ce22" office:value-type="string" calcext:value-type="string">
            <text:p>S_1971_385</text:p>
          </table:table-cell>
          <table:table-cell table:style-name="ce15" office:value-type="float" office:value="0.727" calcext:value-type="float">
            <text:p>0.72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0</text:p>
          </table:table-cell>
          <table:table-cell table:style-name="ce23" office:value-type="string" calcext:value-type="string">
            <text:p>S_1980_405</text:p>
          </table:table-cell>
          <table:table-cell table:style-name="ce16" office:value-type="float" office:value="0.834" calcext:value-type="float">
            <text:p>0.83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22" office:value-type="string" calcext:value-type="string">
            <text:p>S_1980_410</text:p>
          </table:table-cell>
          <table:table-cell table:style-name="ce15" office:value-type="float" office:value="0.603999999999999" calcext:value-type="float">
            <text:p>0.60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H12</text:p>
          </table:table-cell>
          <table:table-cell table:style-name="ce23" office:value-type="string" calcext:value-type="string">
            <text:p>S_1970_416</text:p>
          </table:table-cell>
          <table:table-cell table:style-name="ce16" office:value-type="float" office:value="0.703000000000003" calcext:value-type="float">
            <text:p>0.703</text:p>
          </table:table-cell>
          <table:table-cell table:style-name="ce16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X7_NEW" table:style-name="ta7">
        <table:table-column table:style-name="co1" table:default-cell-style-name="ce5"/>
        <table:table-column table:style-name="co2" table:default-cell-style-name="ce2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Box nr or name: </text:p>
          </table:table-cell>
          <table:table-cell table:style-name="ce20" office:value-type="string" calcext:value-type="string">
            <text:p>BOX7_NEW</text:p>
          </table:table-cell>
          <table:table-cell table:style-name="ce27" office:value-type="string" calcext:value-type="string">
            <text:p>TEMPLATE FOR NORMAL SAMPLES &gt; 300 µg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20" office:value-type="string" calcext:value-type="string">
            <text:p>20/11/201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ype of sample:</text:p>
          </table:table-cell>
          <table:table-cell table:style-name="ce20" office:value-type="string" calcext:value-type="string">
            <text:p>SO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ox pos</text:p>
          </table:table-cell>
          <table:table-cell table:style-name="ce21" office:value-type="string" calcext:value-type="string">
            <text:p>Name</text:p>
          </table:table-cell>
          <table:table-cell table:style-name="ce14" office:value-type="string" calcext:value-type="string">
            <text:p>Measured Weigth (mg)</text:p>
          </table:table-cell>
          <table:table-cell table:style-name="ce14" office:value-type="string" calcext:value-type="string">
            <text:p>Target Weigth (m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8" calcext:value-type="float">
            <text:p>0.298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706" calcext:value-type="float">
            <text:p>0.706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7" calcext:value-type="float">
            <text:p>0.29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23" office:value-type="string" calcext:value-type="string">
            <text:p>H_1991_428</text:p>
          </table:table-cell>
          <table:table-cell table:style-name="ce16" office:value-type="float" office:value="0.817999999999998" calcext:value-type="float">
            <text:p>0.81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H_1977_480</text:p>
          </table:table-cell>
          <table:table-cell table:style-name="ce15" office:value-type="float" office:value="0.917999999999999" calcext:value-type="float">
            <text:p>0.91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6</text:p>
          </table:table-cell>
          <table:table-cell table:style-name="ce23" office:value-type="string" calcext:value-type="string">
            <text:p>H_1993_484</text:p>
          </table:table-cell>
          <table:table-cell table:style-name="ce16" office:value-type="float" office:value="0.545999999999999" calcext:value-type="float">
            <text:p>0.54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H_1976_503</text:p>
          </table:table-cell>
          <table:table-cell table:style-name="ce15" office:value-type="float" office:value="0.586999999999996" calcext:value-type="float">
            <text:p>0.58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8</text:p>
          </table:table-cell>
          <table:table-cell table:style-name="ce23" office:value-type="string" calcext:value-type="string">
            <text:p>H_1976_505</text:p>
          </table:table-cell>
          <table:table-cell table:style-name="ce16" office:value-type="float" office:value="0.803000000000001" calcext:value-type="float">
            <text:p>0.80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H_1973_542</text:p>
          </table:table-cell>
          <table:table-cell table:style-name="ce15" office:value-type="float" office:value="0.524000000000001" calcext:value-type="float">
            <text:p>0.52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0</text:p>
          </table:table-cell>
          <table:table-cell table:style-name="ce23" office:value-type="string" calcext:value-type="string">
            <text:p>H_1972_546</text:p>
          </table:table-cell>
          <table:table-cell table:style-name="ce16" office:value-type="float" office:value="0.785" calcext:value-type="float">
            <text:p>0.78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22" office:value-type="string" calcext:value-type="string">
            <text:p>S_1993_288</text:p>
          </table:table-cell>
          <table:table-cell table:style-name="ce15" office:value-type="float" office:value="0.911999999999999" calcext:value-type="float">
            <text:p>0.91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A12</text:p>
          </table:table-cell>
          <table:table-cell table:style-name="ce23" office:value-type="string" calcext:value-type="string">
            <text:p>S_1992_301</text:p>
          </table:table-cell>
          <table:table-cell table:style-name="ce16" office:value-type="float" office:value="1.15" calcext:value-type="float">
            <text:p>1.15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8" calcext:value-type="float">
            <text:p>0.298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2</text:p>
          </table:table-cell>
          <table:table-cell table:style-name="ce23" office:value-type="string" calcext:value-type="string">
            <text:p>GEL A</text:p>
          </table:table-cell>
          <table:table-cell table:style-name="ce17" office:value-type="float" office:value="0.112" calcext:value-type="float">
            <text:p>0.112</text:p>
          </table:table-cell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S_1992_302</text:p>
          </table:table-cell>
          <table:table-cell table:style-name="ce15" office:value-type="float" office:value="0.958000000000002" calcext:value-type="float">
            <text:p>0.95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4</text:p>
          </table:table-cell>
          <table:table-cell table:style-name="ce23" office:value-type="string" calcext:value-type="string">
            <text:p>S_1971_384</text:p>
          </table:table-cell>
          <table:table-cell table:style-name="ce16" office:value-type="float" office:value="1.016" calcext:value-type="float">
            <text:p>1.0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S_1973_420</text:p>
          </table:table-cell>
          <table:table-cell table:style-name="ce15" office:value-type="float" office:value="0.902999999999999" calcext:value-type="float">
            <text:p>0.903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6</text:p>
          </table:table-cell>
          <table:table-cell table:style-name="ce23" office:value-type="string" calcext:value-type="string">
            <text:p>H_1979_451</text:p>
          </table:table-cell>
          <table:table-cell table:style-name="ce16" office:value-type="float" office:value="0.812000000000001" calcext:value-type="float">
            <text:p>0.81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H_1978_461</text:p>
          </table:table-cell>
          <table:table-cell table:style-name="ce15" office:value-type="float" office:value="0.700999999999993" calcext:value-type="float">
            <text:p>0.70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24" office:value-type="string" calcext:value-type="string">
            <text:p>H_1992_496</text:p>
          </table:table-cell>
          <table:table-cell table:style-name="ce16" office:value-type="float" office:value="0.783999999999999" calcext:value-type="float">
            <text:p>0.78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25" office:value-type="string" calcext:value-type="string">
            <text:p>H_1975_511</text:p>
          </table:table-cell>
          <table:table-cell table:style-name="ce15" office:value-type="float" office:value="0.68" calcext:value-type="float">
            <text:p>0.68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24" office:value-type="string" calcext:value-type="string">
            <text:p>H_1975_513</text:p>
          </table:table-cell>
          <table:table-cell table:style-name="ce16" office:value-type="float" office:value="0.591000000000001" calcext:value-type="float">
            <text:p>0.59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25" office:value-type="string" calcext:value-type="string">
            <text:p>H_1974_522</text:p>
          </table:table-cell>
          <table:table-cell table:style-name="ce15" office:value-type="float" office:value="0.841000000000001" calcext:value-type="float">
            <text:p>0.84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B12</text:p>
          </table:table-cell>
          <table:table-cell table:style-name="ce23" office:value-type="string" calcext:value-type="string">
            <text:p>H_1974_524</text:p>
          </table:table-cell>
          <table:table-cell table:style-name="ce16" office:value-type="float" office:value="0.795999999999999" calcext:value-type="float">
            <text:p>0.79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EL A</text:p>
          </table:table-cell>
          <table:table-cell table:number-columns-repeated="2"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23" office:value-type="string" calcext:value-type="string">
            <text:p>GEL A</text:p>
          </table:table-cell>
          <table:table-cell table:style-name="ce17" office:value-type="float" office:value="0.52" calcext:value-type="float">
            <text:p>0.52</text:p>
          </table:table-cell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07" calcext:value-type="float">
            <text:p>0.307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23" office:value-type="string" calcext:value-type="string">
            <text:p>S_1991_393</text:p>
          </table:table-cell>
          <table:table-cell table:style-name="ce16" office:value-type="float" office:value="0.649000000000001" calcext:value-type="float">
            <text:p>0.64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H_1991_434</text:p>
          </table:table-cell>
          <table:table-cell table:style-name="ce15" office:value-type="float" office:value="0.561999999999998" calcext:value-type="float">
            <text:p>0.56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23" office:value-type="string" calcext:value-type="string">
            <text:p>H_1980_448</text:p>
          </table:table-cell>
          <table:table-cell table:style-name="ce16" office:value-type="float" office:value="0.715999999999998" calcext:value-type="float">
            <text:p>0.7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H_1980_450</text:p>
          </table:table-cell>
          <table:table-cell table:style-name="ce15" office:value-type="float" office:value="0.571000000000002" calcext:value-type="float">
            <text:p>0.57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23" office:value-type="string" calcext:value-type="string">
            <text:p>H_1978_470</text:p>
          </table:table-cell>
          <table:table-cell table:style-name="ce16" office:value-type="float" office:value="0.904999999999998" calcext:value-type="float">
            <text:p>0.90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H_1977_475</text:p>
          </table:table-cell>
          <table:table-cell table:style-name="ce15" office:value-type="float" office:value="0.521000000000001" calcext:value-type="float">
            <text:p>0.52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23" office:value-type="string" calcext:value-type="string">
            <text:p>H_1977_476</text:p>
          </table:table-cell>
          <table:table-cell table:style-name="ce16" office:value-type="float" office:value="0.849" calcext:value-type="float">
            <text:p>0.84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22" office:value-type="string" calcext:value-type="string">
            <text:p>H_1977_478</text:p>
          </table:table-cell>
          <table:table-cell table:style-name="ce15" office:value-type="float" office:value="0.674" calcext:value-type="float">
            <text:p>0.67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23" office:value-type="string" calcext:value-type="string">
            <text:p>H_1976_508</text:p>
          </table:table-cell>
          <table:table-cell table:style-name="ce16" office:value-type="float" office:value="0.647000000000002" calcext:value-type="float">
            <text:p>0.64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2" calcext:value-type="float">
            <text:p>0.292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218" calcext:value-type="float">
            <text:p>0.218</text:p>
          </table:table-cell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25" office:value-type="string" calcext:value-type="string">
            <text:p>H_1973_535</text:p>
          </table:table-cell>
          <table:table-cell table:style-name="ce15" office:value-type="float" office:value="0.876999999999999" calcext:value-type="float">
            <text:p>0.87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24" office:value-type="string" calcext:value-type="string">
            <text:p>H_1994_243</text:p>
          </table:table-cell>
          <table:table-cell table:style-name="ce16" office:value-type="float" office:value="0.632000000000005" calcext:value-type="float">
            <text:p>0.63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25" office:value-type="string" calcext:value-type="string">
            <text:p>H_1999_268</text:p>
          </table:table-cell>
          <table:table-cell table:style-name="ce15" office:value-type="float" office:value="0.676000000000002" calcext:value-type="float">
            <text:p>0.67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24" office:value-type="string" calcext:value-type="string">
            <text:p>S_1978_356</text:p>
          </table:table-cell>
          <table:table-cell table:style-name="ce16" office:value-type="float" office:value="0.451999999999998" calcext:value-type="float">
            <text:p>0.45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25" office:value-type="string" calcext:value-type="string">
            <text:p>S_1971_379</text:p>
          </table:table-cell>
          <table:table-cell table:style-name="ce15" office:value-type="float" office:value="0.626000000000005" calcext:value-type="float">
            <text:p>0.62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23" office:value-type="string" calcext:value-type="string">
            <text:p>H_1993_483</text:p>
          </table:table-cell>
          <table:table-cell table:style-name="ce16" office:value-type="float" office:value="0.542999999999999" calcext:value-type="float">
            <text:p>0.54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9</text:p>
          </table:table-cell>
          <table:table-cell table:style-name="ce25" office:value-type="string" calcext:value-type="string">
            <text:p>H_1975_521</text:p>
          </table:table-cell>
          <table:table-cell table:style-name="ce15" office:value-type="float" office:value="0.796000000000003" calcext:value-type="float">
            <text:p>0.79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24" office:value-type="string" calcext:value-type="string">
            <text:p>H_1972_548</text:p>
          </table:table-cell>
          <table:table-cell table:style-name="ce16" office:value-type="float" office:value="0.536000000000001" calcext:value-type="float">
            <text:p>0.53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25" office:value-type="string" calcext:value-type="string">
            <text:p>Sc_1_317</text:p>
          </table:table-cell>
          <table:table-cell table:style-name="ce15" office:value-type="float" office:value="0.132000000000005" calcext:value-type="float">
            <text:p>0.13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D12</text:p>
          </table:table-cell>
          <table:table-cell table:style-name="ce24" office:value-type="string" calcext:value-type="string">
            <text:p>Sc_2_318</text:p>
          </table:table-cell>
          <table:table-cell table:style-name="ce16" office:value-type="float" office:value="0.25" calcext:value-type="float">
            <text:p>0.25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316" calcext:value-type="float">
            <text:p>0.31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23" office:value-type="string" calcext:value-type="string">
            <text:p>GEL A</text:p>
          </table:table-cell>
          <table:table-cell table:style-name="ce16" office:value-type="float" office:value="0.717" calcext:value-type="float">
            <text:p>0.717</text:p>
          </table:table-cell>
          <table:table-cell table:style-name="ce16" office:value-type="float" office:value="0.7" calcext:value-type="float">
            <text:p>0.7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22" office:value-type="string" calcext:value-type="string">
            <text:p>GEL A</text:p>
          </table:table-cell>
          <table:table-cell table:style-name="ce15" office:value-type="float" office:value="0.296" calcext:value-type="float">
            <text:p>0.296</text:p>
          </table:table-cell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4</text:p>
          </table:table-cell>
          <table:table-cell table:style-name="ce23" office:value-type="string" calcext:value-type="string">
            <text:p>Sc_3_319</text:p>
          </table:table-cell>
          <table:table-cell table:style-name="ce16" office:value-type="float" office:value="0.108000000000004" calcext:value-type="float">
            <text:p>0.108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Sc_4_320</text:p>
          </table:table-cell>
          <table:table-cell table:style-name="ce15" office:value-type="float" office:value="0.167999999999999" calcext:value-type="float">
            <text:p>0.16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E6</text:p>
          </table:table-cell>
          <table:table-cell table:style-name="ce23" office:value-type="string" calcext:value-type="string">
            <text:p>Sc_5_321</text:p>
          </table:table-cell>
          <table:table-cell table:style-name="ce16" office:value-type="float" office:value="0.0760000000000005" calcext:value-type="float">
            <text:p>0.076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22"/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E8</text:p>
          </table:table-cell>
          <table:table-cell table:style-name="ce23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E9</text:p>
          </table:table-cell>
          <table:table-cell table:style-name="ce22"/>
          <table:table-cell table:style-name="ce19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E10</text:p>
          </table:table-cell>
          <table:table-cell table:style-name="ce23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E11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E12</text:p>
          </table:table-cell>
          <table:table-cell table:style-name="ce23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EL A</text:p>
          </table:table-cell>
          <table:table-cell table:style-name="ce15"/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23" office:value-type="string" calcext:value-type="string">
            <text:p>GEL A</text:p>
          </table:table-cell>
          <table:table-cell table:style-name="ce16"/>
          <table:table-cell table:style-name="ce16" office:value-type="float" office:value="0.1" calcext:value-type="float">
            <text:p>0.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F11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EL A</text:p>
          </table:table-cell>
          <table:table-cell table:style-name="ce15"/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2</text:p>
          </table:table-cell>
          <table:table-cell table:style-name="ce23" office:value-type="string" calcext:value-type="string">
            <text:p>GEL A</text:p>
          </table:table-cell>
          <table:table-cell table:style-name="ce16"/>
          <table:table-cell table:style-name="ce16" office:value-type="float" office:value="0.5" calcext:value-type="float">
            <text:p>0.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22" office:value-type="string" calcext:value-type="string">
            <text:p>GEL A</text:p>
          </table:table-cell>
          <table:table-cell table:style-name="ce15"/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4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G6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7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G8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9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G10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G12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EL A</text:p>
          </table:table-cell>
          <table:table-cell table:style-name="ce15"/>
          <table:table-cell table:style-name="ce15" office:value-type="float" office:value="0.3" calcext:value-type="float">
            <text:p>0.3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2</text:p>
          </table:table-cell>
          <table:table-cell table:style-name="ce23" office:value-type="string" calcext:value-type="string">
            <text:p>GEL A</text:p>
          </table:table-cell>
          <table:table-cell table:style-name="ce16"/>
          <table:table-cell table:style-name="ce16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3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H4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H6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H7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H8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H9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H10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22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H12</text:p>
          </table:table-cell>
          <table:table-cell table:style-name="ce23"/>
          <table:table-cell table:style-name="ce16" table:number-columns-repeated="2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x layout" table:style-name="ta8">
        <table:shapes>
          <draw:custom-shape draw:z-index="0" draw:name="CustomShape 1" draw:style-name="gr1" draw:text-style-name="P1" svg:width="677.2pt" svg:height="420.94pt" svg:x="19.45pt" svg:y="10.97pt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1" draw:name="Picture 2" draw:style-name="gr2" draw:text-style-name="P2" svg:width="648.31pt" svg:height="393.17pt" svg:x="38.35pt" svg:y="21.66pt">
            <draw:image xlink:href="Pictures/2000069500005A6E00003251BBE1F00D3DD677EC.wmf" xlink:type="simple" xlink:show="embed" xlink:actuate="onLoad">
              <text:p/>
            </draw:image>
          </draw:frame>
        </table:shapes>
        <table:table-column table:style-name="co5" table:number-columns-repeated="1024" table:default-cell-style-name="ce5"/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25:32.794354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X3_5f_NEW" style:display-name="PageStyle_BOX3_N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X4_5f_NEW" style:display-name="PageStyle_BOX4_N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X2_5f_NEW" style:display-name="PageStyle_BOX2_N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X5_5f_NEW" style:display-name="PageStyle_BOX5_N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X1_5f_NEW" style:display-name="PageStyle_BOX1_N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X7_5f_NEW" style:display-name="PageStyle_BOX7_N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X6_5f_NEW" style:display-name="PageStyle_BOX6_N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x_20_layout" style:display-name="PageStyle_Box layou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2:50:23</meta:creation-date>
    <meta:initial-creator>Peter Grønkjær</meta:initial-creator>
    <dc:language>en-US</dc:language>
    <meta:print-date>2017-06-02T10:10:20</meta:print-date>
    <dc:date>2017-11-23T15:47:24</dc:date>
    <meta:editing-cycles>105</meta:editing-cycles>
    <meta:editing-duration>P1DT16H40M</meta:editing-duration>
    <meta:generator>LibreOffice/5.1.6.2$Linux_X86_64 LibreOffice_project/10m0$Build-2</meta:generator>
    <meta:document-statistic meta:table-count="8" meta:cell-count="2156" meta:object-count="2"/>
    <meta:user-defined meta:name="AppVersion">15.0300</meta:user-defined>
    <meta:user-defined meta:name="Company">Aarhus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